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style:font-style-asian="normal" style:font-style-complex="normal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5" style:family="table-cell" style:parent-style-name="Default" style:data-style-name="N2">
      <style:table-cell-properties fo:border-bottom="none" fo:border-left="0.99pt inset #000000" fo:border-right="none" fo:border-top="0.99pt inset #000000"/>
    </style:style>
    <style:style style:name="ce11" style:family="table-cell" style:parent-style-name="Default" style:data-style-name="N123">
      <style:table-cell-properties fo:border-bottom="none" fo:border-left="0.99pt inset #000000" fo:border-right="none" fo:border-top="none"/>
    </style:style>
    <style:style style:name="ce36" style:family="table-cell" style:parent-style-name="Default" style:data-style-name="N2">
      <style:table-cell-properties fo:border-bottom="none" fo:border-left="0.99pt inset #000000" fo:border-right="none" fo:border-top="none"/>
    </style:style>
    <style:style style:name="ce37" style:family="table-cell" style:parent-style-name="Default" style:data-style-name="N2">
      <style:table-cell-properties fo:border-bottom="0.99pt inset #000000" fo:border-left="0.99pt inset #000000" fo:border-right="none" fo:border-top="none"/>
    </style:style>
    <style:style style:name="ce38" style:family="table-cell" style:parent-style-name="Default" style:data-style-name="N2"/>
    <style:style style:name="ce30" style:family="table-cell" style:parent-style-name="Default">
      <style:table-cell-properties fo:background-color="#bbe33d"/>
    </style:style>
    <style:style style:name="ce39" style:family="table-cell" style:parent-style-name="Default" style:data-style-name="N2">
      <style:table-cell-properties fo:border-bottom="none" fo:border-left="none" fo:border-right="none" fo:border-top="0.99pt inset #000000"/>
    </style:style>
    <style:style style:name="ce40" style:family="table-cell" style:parent-style-name="Default" style:data-style-name="N2">
      <style:table-cell-properties fo:border-bottom="0.99pt inset #000000" fo:border-left="none" fo:border-right="none" fo:border-top="none"/>
    </style:style>
    <style:style style:name="ce16" style:family="table-cell" style:parent-style-name="Default" style:data-style-name="N10">
      <style:table-cell-properties style:vertical-align="middle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729fcf"/>
      <style:text-properties fo:font-weight="bold" style:font-weight-asian="bold" style:font-weight-complex="bold"/>
    </style:style>
    <style:style style:name="ce28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default-cell-style-name="ce30"/>
        <table:table-column table:style-name="co1" table:number-columns-repeated="4" table:default-cell-style-name="Default"/>
        <table:table-column table:style-name="co1" table:default-cell-style-name="ce30"/>
        <table:table-column table:style-name="co1" table:number-columns-repeated="4" table:default-cell-style-name="Default"/>
        <table:table-column table:style-name="co1" table:default-cell-style-name="ce30"/>
        <table:table-column table:style-name="co1" table:number-columns-repeated="4" table:default-cell-style-name="Default"/>
        <table:table-column table:style-name="co1" table:default-cell-style-name="ce30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BLU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PURPL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PEACH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GREE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5" table:number-columns-repeated="3"/>
          <table:table-cell table:style-name="ce14" table:number-columns-repeated="2"/>
          <table:table-cell table:style-name="ce15" table:number-columns-repeated="3"/>
          <table:table-cell table:style-name="ce14" table:number-columns-repeated="2"/>
          <table:table-cell table:style-name="ce16" table:number-columns-repeated="3"/>
          <table:table-cell table:style-name="ce14" table:number-columns-repeated="2"/>
          <table:table-cell table:style-name="ce15" table:number-columns-repeated="3"/>
          <table:table-cell table:style-name="ce14" table:number-columns-repeated="4"/>
        </table:table-row>
        <table:table-row table:style-name="ro1">
          <table:table-cell office:value-type="string" calcext:value-type="string">
            <text:p>Endpoin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55" calcext:value-type="float">
            <text:p>255</text:p>
          </table:table-cell>
          <table:table-cell/>
          <table:table-cell office:value-type="string" calcext:value-type="string">
            <text:p>Endpoint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5" calcext:value-type="float">
            <text:p>255</text:p>
          </table:table-cell>
          <table:table-cell/>
          <table:table-cell office:value-type="string" calcext:value-type="string">
            <text:p>Endpoint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50" calcext:value-type="float">
            <text:p>150</text:p>
          </table:table-cell>
          <table:table-cell/>
          <table:table-cell office:value-type="string" calcext:value-type="string">
            <text:p>Endpoint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B$12]+(1-SIN([.$A4]/7*PI()/2))*[.B$3]" office:value-type="float" office:value="0" calcext:value-type="float">
            <text:p>0</text:p>
          </table:table-cell>
          <table:table-cell table:style-name="ce19" table:formula="of:=SIN([.$A4]/7*PI()/2)*[.C$12]+(1-SIN([.$A4]/7*PI()/2))*[.C$3]" office:value-type="float" office:value="0" calcext:value-type="float">
            <text:p>0</text:p>
          </table:table-cell>
          <table:table-cell table:style-name="ce19" table:formula="of:=SIN([.$A4]/7*PI()/2)*[.D$12]+(1-SIN([.$A4]/7*PI()/2))*[.D$3]" office:value-type="float" office:value="255" calcext:value-type="float">
            <text:p>255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G$12]+(1-SIN([.$A4]/7*PI()/2))*[.G$3]" office:value-type="float" office:value="100" calcext:value-type="float">
            <text:p>100</text:p>
          </table:table-cell>
          <table:table-cell table:style-name="ce19" table:formula="of:=SIN([.$A4]/7*PI()/2)*[.H$12]+(1-SIN([.$A4]/7*PI()/2))*[.H$3]" office:value-type="float" office:value="0" calcext:value-type="float">
            <text:p>0</text:p>
          </table:table-cell>
          <table:table-cell table:style-name="ce19" table:formula="of:=SIN([.$A4]/7*PI()/2)*[.I$12]+(1-SIN([.$A4]/7*PI()/2))*[.I$3]" office:value-type="float" office:value="255" calcext:value-type="float">
            <text:p>255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L$12]+(1-SIN([.$A4]/7*PI()/2))*[.L$3]" office:value-type="float" office:value="150" calcext:value-type="float">
            <text:p>150</text:p>
          </table:table-cell>
          <table:table-cell table:style-name="ce19" table:formula="of:=SIN([.$A4]/7*PI()/2)*[.M$12]+(1-SIN([.$A4]/7*PI()/2))*[.M$3]" office:value-type="float" office:value="0" calcext:value-type="float">
            <text:p>0</text:p>
          </table:table-cell>
          <table:table-cell table:style-name="ce19" table:formula="of:=SIN([.$A4]/7*PI()/2)*[.N$12]+(1-SIN([.$A4]/7*PI()/2))*[.N$3]" office:value-type="float" office:value="150" calcext:value-type="float">
            <text:p>15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Q$12]+(1-SIN([.$A4]/7*PI()/2))*[.Q$3]" office:value-type="float" office:value="0" calcext:value-type="float">
            <text:p>0</text:p>
          </table:table-cell>
          <table:table-cell table:style-name="ce19" table:formula="of:=SIN([.$A4]/7*PI()/2)*[.R$12]+(1-SIN([.$A4]/7*PI()/2))*[.R$3]" office:value-type="float" office:value="150" calcext:value-type="float">
            <text:p>150</text:p>
          </table:table-cell>
          <table:table-cell table:style-name="ce19" table:formula="of:=SIN([.$A4]/7*PI()/2)*[.S$12]+(1-SIN([.$A4]/7*PI()/2))*[.S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B$12]+(1-SIN([.$A5]/7*PI()/2))*[.B$3]" office:value-type="float" office:value="26.7025120747577" calcext:value-type="float">
            <text:p>27</text:p>
          </table:table-cell>
          <table:table-cell table:style-name="ce19" table:formula="of:=SIN([.$A5]/7*PI()/2)*[.C$12]+(1-SIN([.$A5]/7*PI()/2))*[.C$3]" office:value-type="float" office:value="4.45041867912629" calcext:value-type="float">
            <text:p>4</text:p>
          </table:table-cell>
          <table:table-cell table:style-name="ce19" table:formula="of:=SIN([.$A5]/7*PI()/2)*[.D$12]+(1-SIN([.$A5]/7*PI()/2))*[.D$3]" office:value-type="float" office:value="231.635301934587" calcext:value-type="float">
            <text:p>232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G$12]+(1-SIN([.$A5]/7*PI()/2))*[.G$3]" office:value-type="float" office:value="122.252093395631" calcext:value-type="float">
            <text:p>122</text:p>
          </table:table-cell>
          <table:table-cell table:style-name="ce19" table:formula="of:=SIN([.$A5]/7*PI()/2)*[.H$12]+(1-SIN([.$A5]/7*PI()/2))*[.H$3]" office:value-type="float" office:value="6.67562801868943" calcext:value-type="float">
            <text:p>7</text:p>
          </table:table-cell>
          <table:table-cell table:style-name="ce19" table:formula="of:=SIN([.$A5]/7*PI()/2)*[.I$12]+(1-SIN([.$A5]/7*PI()/2))*[.I$3]" office:value-type="float" office:value="224.959673915898" calcext:value-type="float">
            <text:p>225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L$12]+(1-SIN([.$A5]/7*PI()/2))*[.L$3]" office:value-type="float" office:value="173.364698065413" calcext:value-type="float">
            <text:p>173</text:p>
          </table:table-cell>
          <table:table-cell table:style-name="ce19" table:formula="of:=SIN([.$A5]/7*PI()/2)*[.M$12]+(1-SIN([.$A5]/7*PI()/2))*[.M$3]" office:value-type="float" office:value="22.2520933956314" calcext:value-type="float">
            <text:p>22</text:p>
          </table:table-cell>
          <table:table-cell table:style-name="ce19" table:formula="of:=SIN([.$A5]/7*PI()/2)*[.N$12]+(1-SIN([.$A5]/7*PI()/2))*[.N$3]" office:value-type="float" office:value="116.621859906553" calcext:value-type="float">
            <text:p>117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Q$12]+(1-SIN([.$A5]/7*PI()/2))*[.Q$3]" office:value-type="float" office:value="0" calcext:value-type="float">
            <text:p>0</text:p>
          </table:table-cell>
          <table:table-cell table:style-name="ce19" table:formula="of:=SIN([.$A5]/7*PI()/2)*[.R$12]+(1-SIN([.$A5]/7*PI()/2))*[.R$3]" office:value-type="float" office:value="116.621859906553" calcext:value-type="float">
            <text:p>117</text:p>
          </table:table-cell>
          <table:table-cell table:style-name="ce19" table:formula="of:=SIN([.$A5]/7*PI()/2)*[.S$12]+(1-SIN([.$A5]/7*PI()/2))*[.S$3]" office:value-type="float" office:value="26.702512074757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B$12]+(1-SIN([.$A6]/7*PI()/2))*[.B$3]" office:value-type="float" office:value="52.066048694107" calcext:value-type="float">
            <text:p>52</text:p>
          </table:table-cell>
          <table:table-cell table:style-name="ce19" table:formula="of:=SIN([.$A6]/7*PI()/2)*[.C$12]+(1-SIN([.$A6]/7*PI()/2))*[.C$3]" office:value-type="float" office:value="8.67767478235116" calcext:value-type="float">
            <text:p>9</text:p>
          </table:table-cell>
          <table:table-cell table:style-name="ce19" table:formula="of:=SIN([.$A6]/7*PI()/2)*[.D$12]+(1-SIN([.$A6]/7*PI()/2))*[.D$3]" office:value-type="float" office:value="209.442207392656" calcext:value-type="float">
            <text:p>209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G$12]+(1-SIN([.$A6]/7*PI()/2))*[.G$3]" office:value-type="float" office:value="143.388373911756" calcext:value-type="float">
            <text:p>143</text:p>
          </table:table-cell>
          <table:table-cell table:style-name="ce19" table:formula="of:=SIN([.$A6]/7*PI()/2)*[.H$12]+(1-SIN([.$A6]/7*PI()/2))*[.H$3]" office:value-type="float" office:value="13.0165121735267" calcext:value-type="float">
            <text:p>13</text:p>
          </table:table-cell>
          <table:table-cell table:style-name="ce19" table:formula="of:=SIN([.$A6]/7*PI()/2)*[.I$12]+(1-SIN([.$A6]/7*PI()/2))*[.I$3]" office:value-type="float" office:value="196.42569521913" calcext:value-type="float">
            <text:p>196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L$12]+(1-SIN([.$A6]/7*PI()/2))*[.L$3]" office:value-type="float" office:value="195.557792607344" calcext:value-type="float">
            <text:p>196</text:p>
          </table:table-cell>
          <table:table-cell table:style-name="ce19" table:formula="of:=SIN([.$A6]/7*PI()/2)*[.M$12]+(1-SIN([.$A6]/7*PI()/2))*[.M$3]" office:value-type="float" office:value="43.3883739117558" calcext:value-type="float">
            <text:p>43</text:p>
          </table:table-cell>
          <table:table-cell table:style-name="ce19" table:formula="of:=SIN([.$A6]/7*PI()/2)*[.N$12]+(1-SIN([.$A6]/7*PI()/2))*[.N$3]" office:value-type="float" office:value="84.9174391323663" calcext:value-type="float">
            <text:p>85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Q$12]+(1-SIN([.$A6]/7*PI()/2))*[.Q$3]" office:value-type="float" office:value="0" calcext:value-type="float">
            <text:p>0</text:p>
          </table:table-cell>
          <table:table-cell table:style-name="ce19" table:formula="of:=SIN([.$A6]/7*PI()/2)*[.R$12]+(1-SIN([.$A6]/7*PI()/2))*[.R$3]" office:value-type="float" office:value="84.9174391323663" calcext:value-type="float">
            <text:p>85</text:p>
          </table:table-cell>
          <table:table-cell table:style-name="ce19" table:formula="of:=SIN([.$A6]/7*PI()/2)*[.S$12]+(1-SIN([.$A6]/7*PI()/2))*[.S$3]" office:value-type="float" office:value="52.066048694107" calcext:value-type="float">
            <text:p>52</text:p>
          </table:table-cell>
          <table:table-cell table:number-columns-repeated="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B$12]+(1-SIN([.$A7]/7*PI()/2))*[.B$3]" office:value-type="float" office:value="74.818776223048" calcext:value-type="float">
            <text:p>75</text:p>
          </table:table-cell>
          <table:table-cell table:style-name="ce19" table:formula="of:=SIN([.$A7]/7*PI()/2)*[.C$12]+(1-SIN([.$A7]/7*PI()/2))*[.C$3]" office:value-type="float" office:value="12.4697960371747" calcext:value-type="float">
            <text:p>12</text:p>
          </table:table-cell>
          <table:table-cell table:style-name="ce19" table:formula="of:=SIN([.$A7]/7*PI()/2)*[.D$12]+(1-SIN([.$A7]/7*PI()/2))*[.D$3]" office:value-type="float" office:value="189.533570804833" calcext:value-type="float">
            <text:p>190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G$12]+(1-SIN([.$A7]/7*PI()/2))*[.G$3]" office:value-type="float" office:value="162.348980185873" calcext:value-type="float">
            <text:p>162</text:p>
          </table:table-cell>
          <table:table-cell table:style-name="ce19" table:formula="of:=SIN([.$A7]/7*PI()/2)*[.H$12]+(1-SIN([.$A7]/7*PI()/2))*[.H$3]" office:value-type="float" office:value="18.704694055762" calcext:value-type="float">
            <text:p>19</text:p>
          </table:table-cell>
          <table:table-cell table:style-name="ce19" table:formula="of:=SIN([.$A7]/7*PI()/2)*[.I$12]+(1-SIN([.$A7]/7*PI()/2))*[.I$3]" office:value-type="float" office:value="170.828876749071" calcext:value-type="float">
            <text:p>171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L$12]+(1-SIN([.$A7]/7*PI()/2))*[.L$3]" office:value-type="float" office:value="215.466429195167" calcext:value-type="float">
            <text:p>215</text:p>
          </table:table-cell>
          <table:table-cell table:style-name="ce19" table:formula="of:=SIN([.$A7]/7*PI()/2)*[.M$12]+(1-SIN([.$A7]/7*PI()/2))*[.M$3]" office:value-type="float" office:value="62.3489801858734" calcext:value-type="float">
            <text:p>62</text:p>
          </table:table-cell>
          <table:table-cell table:style-name="ce19" table:formula="of:=SIN([.$A7]/7*PI()/2)*[.N$12]+(1-SIN([.$A7]/7*PI()/2))*[.N$3]" office:value-type="float" office:value="56.47652972119" calcext:value-type="float">
            <text:p>56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Q$12]+(1-SIN([.$A7]/7*PI()/2))*[.Q$3]" office:value-type="float" office:value="0" calcext:value-type="float">
            <text:p>0</text:p>
          </table:table-cell>
          <table:table-cell table:style-name="ce19" table:formula="of:=SIN([.$A7]/7*PI()/2)*[.R$12]+(1-SIN([.$A7]/7*PI()/2))*[.R$3]" office:value-type="float" office:value="56.47652972119" calcext:value-type="float">
            <text:p>56</text:p>
          </table:table-cell>
          <table:table-cell table:style-name="ce19" table:formula="of:=SIN([.$A7]/7*PI()/2)*[.S$12]+(1-SIN([.$A7]/7*PI()/2))*[.S$3]" office:value-type="float" office:value="74.818776223048" calcext:value-type="float">
            <text:p>75</text:p>
          </table:table-cell>
          <table:table-cell table:number-columns-repeated="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B$12]+(1-SIN([.$A8]/7*PI()/2))*[.B$3]" office:value-type="float" office:value="93.8197778961636" calcext:value-type="float">
            <text:p>94</text:p>
          </table:table-cell>
          <table:table-cell table:style-name="ce19" table:formula="of:=SIN([.$A8]/7*PI()/2)*[.C$12]+(1-SIN([.$A8]/7*PI()/2))*[.C$3]" office:value-type="float" office:value="15.6366296493606" calcext:value-type="float">
            <text:p>16</text:p>
          </table:table-cell>
          <table:table-cell table:style-name="ce19" table:formula="of:=SIN([.$A8]/7*PI()/2)*[.D$12]+(1-SIN([.$A8]/7*PI()/2))*[.D$3]" office:value-type="float" office:value="172.907694340857" calcext:value-type="float">
            <text:p>173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G$12]+(1-SIN([.$A8]/7*PI()/2))*[.G$3]" office:value-type="float" office:value="178.183148246803" calcext:value-type="float">
            <text:p>178</text:p>
          </table:table-cell>
          <table:table-cell table:style-name="ce19" table:formula="of:=SIN([.$A8]/7*PI()/2)*[.H$12]+(1-SIN([.$A8]/7*PI()/2))*[.H$3]" office:value-type="float" office:value="23.4549444740409" calcext:value-type="float">
            <text:p>23</text:p>
          </table:table-cell>
          <table:table-cell table:style-name="ce19" table:formula="of:=SIN([.$A8]/7*PI()/2)*[.I$12]+(1-SIN([.$A8]/7*PI()/2))*[.I$3]" office:value-type="float" office:value="149.452749866816" calcext:value-type="float">
            <text:p>149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L$12]+(1-SIN([.$A8]/7*PI()/2))*[.L$3]" office:value-type="float" office:value="232.092305659143" calcext:value-type="float">
            <text:p>232</text:p>
          </table:table-cell>
          <table:table-cell table:style-name="ce19" table:formula="of:=SIN([.$A8]/7*PI()/2)*[.M$12]+(1-SIN([.$A8]/7*PI()/2))*[.M$3]" office:value-type="float" office:value="78.183148246803" calcext:value-type="float">
            <text:p>78</text:p>
          </table:table-cell>
          <table:table-cell table:style-name="ce19" table:formula="of:=SIN([.$A8]/7*PI()/2)*[.N$12]+(1-SIN([.$A8]/7*PI()/2))*[.N$3]" office:value-type="float" office:value="32.7252776297955" calcext:value-type="float">
            <text:p>33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Q$12]+(1-SIN([.$A8]/7*PI()/2))*[.Q$3]" office:value-type="float" office:value="0" calcext:value-type="float">
            <text:p>0</text:p>
          </table:table-cell>
          <table:table-cell table:style-name="ce19" table:formula="of:=SIN([.$A8]/7*PI()/2)*[.R$12]+(1-SIN([.$A8]/7*PI()/2))*[.R$3]" office:value-type="float" office:value="32.7252776297955" calcext:value-type="float">
            <text:p>33</text:p>
          </table:table-cell>
          <table:table-cell table:style-name="ce19" table:formula="of:=SIN([.$A8]/7*PI()/2)*[.S$12]+(1-SIN([.$A8]/7*PI()/2))*[.S$3]" office:value-type="float" office:value="93.8197778961636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B$12]+(1-SIN([.$A9]/7*PI()/2))*[.B$3]" office:value-type="float" office:value="108.11626414829" calcext:value-type="float">
            <text:p>108</text:p>
          </table:table-cell>
          <table:table-cell table:style-name="ce19" table:formula="of:=SIN([.$A9]/7*PI()/2)*[.C$12]+(1-SIN([.$A9]/7*PI()/2))*[.C$3]" office:value-type="float" office:value="18.0193773580484" calcext:value-type="float">
            <text:p>18</text:p>
          </table:table-cell>
          <table:table-cell table:style-name="ce19" table:formula="of:=SIN([.$A9]/7*PI()/2)*[.D$12]+(1-SIN([.$A9]/7*PI()/2))*[.D$3]" office:value-type="float" office:value="160.398268870246" calcext:value-type="float">
            <text:p>16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G$12]+(1-SIN([.$A9]/7*PI()/2))*[.G$3]" office:value-type="float" office:value="190.096886790242" calcext:value-type="float">
            <text:p>190</text:p>
          </table:table-cell>
          <table:table-cell table:style-name="ce19" table:formula="of:=SIN([.$A9]/7*PI()/2)*[.H$12]+(1-SIN([.$A9]/7*PI()/2))*[.H$3]" office:value-type="float" office:value="27.0290660370726" calcext:value-type="float">
            <text:p>27</text:p>
          </table:table-cell>
          <table:table-cell table:style-name="ce19" table:formula="of:=SIN([.$A9]/7*PI()/2)*[.I$12]+(1-SIN([.$A9]/7*PI()/2))*[.I$3]" office:value-type="float" office:value="133.369202833173" calcext:value-type="float">
            <text:p>133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L$12]+(1-SIN([.$A9]/7*PI()/2))*[.L$3]" office:value-type="float" office:value="244.601731129754" calcext:value-type="float">
            <text:p>245</text:p>
          </table:table-cell>
          <table:table-cell table:style-name="ce19" table:formula="of:=SIN([.$A9]/7*PI()/2)*[.M$12]+(1-SIN([.$A9]/7*PI()/2))*[.M$3]" office:value-type="float" office:value="90.0968867902419" calcext:value-type="float">
            <text:p>90</text:p>
          </table:table-cell>
          <table:table-cell table:style-name="ce19" table:formula="of:=SIN([.$A9]/7*PI()/2)*[.N$12]+(1-SIN([.$A9]/7*PI()/2))*[.N$3]" office:value-type="float" office:value="14.8546698146371" calcext:value-type="float">
            <text:p>15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Q$12]+(1-SIN([.$A9]/7*PI()/2))*[.Q$3]" office:value-type="float" office:value="0" calcext:value-type="float">
            <text:p>0</text:p>
          </table:table-cell>
          <table:table-cell table:style-name="ce19" table:formula="of:=SIN([.$A9]/7*PI()/2)*[.R$12]+(1-SIN([.$A9]/7*PI()/2))*[.R$3]" office:value-type="float" office:value="14.8546698146371" calcext:value-type="float">
            <text:p>15</text:p>
          </table:table-cell>
          <table:table-cell table:style-name="ce19" table:formula="of:=SIN([.$A9]/7*PI()/2)*[.S$12]+(1-SIN([.$A9]/7*PI()/2))*[.S$3]" office:value-type="float" office:value="108.11626414829" calcext:value-type="float">
            <text:p>108</text:p>
          </table:table-cell>
          <table:table-cell table:number-columns-repeated="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B$12]+(1-SIN([.$A10]/7*PI()/2))*[.B$3]" office:value-type="float" office:value="116.991349461819" calcext:value-type="float">
            <text:p>117</text:p>
          </table:table-cell>
          <table:table-cell table:style-name="ce19" table:formula="of:=SIN([.$A10]/7*PI()/2)*[.C$12]+(1-SIN([.$A10]/7*PI()/2))*[.C$3]" office:value-type="float" office:value="19.4985582436365" calcext:value-type="float">
            <text:p>19</text:p>
          </table:table-cell>
          <table:table-cell table:style-name="ce19" table:formula="of:=SIN([.$A10]/7*PI()/2)*[.D$12]+(1-SIN([.$A10]/7*PI()/2))*[.D$3]" office:value-type="float" office:value="152.632569220909" calcext:value-type="float">
            <text:p>153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G$12]+(1-SIN([.$A10]/7*PI()/2))*[.G$3]" office:value-type="float" office:value="197.492791218182" calcext:value-type="float">
            <text:p>197</text:p>
          </table:table-cell>
          <table:table-cell table:style-name="ce19" table:formula="of:=SIN([.$A10]/7*PI()/2)*[.H$12]+(1-SIN([.$A10]/7*PI()/2))*[.H$3]" office:value-type="float" office:value="29.2478373654547" calcext:value-type="float">
            <text:p>29</text:p>
          </table:table-cell>
          <table:table-cell table:style-name="ce19" table:formula="of:=SIN([.$A10]/7*PI()/2)*[.I$12]+(1-SIN([.$A10]/7*PI()/2))*[.I$3]" office:value-type="float" office:value="123.384731855454" calcext:value-type="float">
            <text:p>123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L$12]+(1-SIN([.$A10]/7*PI()/2))*[.L$3]" office:value-type="float" office:value="252.367430779091" calcext:value-type="float">
            <text:p>252</text:p>
          </table:table-cell>
          <table:table-cell table:style-name="ce19" table:formula="of:=SIN([.$A10]/7*PI()/2)*[.M$12]+(1-SIN([.$A10]/7*PI()/2))*[.M$3]" office:value-type="float" office:value="97.4927912181824" calcext:value-type="float">
            <text:p>97</text:p>
          </table:table-cell>
          <table:table-cell table:style-name="ce19" table:formula="of:=SIN([.$A10]/7*PI()/2)*[.N$12]+(1-SIN([.$A10]/7*PI()/2))*[.N$3]" office:value-type="float" office:value="3.76081317272646" calcext:value-type="float">
            <text:p>4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Q$12]+(1-SIN([.$A10]/7*PI()/2))*[.Q$3]" office:value-type="float" office:value="0" calcext:value-type="float">
            <text:p>0</text:p>
          </table:table-cell>
          <table:table-cell table:style-name="ce19" table:formula="of:=SIN([.$A10]/7*PI()/2)*[.R$12]+(1-SIN([.$A10]/7*PI()/2))*[.R$3]" office:value-type="float" office:value="3.76081317272646" calcext:value-type="float">
            <text:p>4</text:p>
          </table:table-cell>
          <table:table-cell table:style-name="ce19" table:formula="of:=SIN([.$A10]/7*PI()/2)*[.S$12]+(1-SIN([.$A10]/7*PI()/2))*[.S$3]" office:value-type="float" office:value="116.991349461819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B$12]+(1-SIN([.$A11]/7*PI()/2))*[.B$3]" office:value-type="float" office:value="120" calcext:value-type="float">
            <text:p>120</text:p>
          </table:table-cell>
          <table:table-cell table:style-name="ce19" table:formula="of:=SIN([.$A11]/7*PI()/2)*[.C$12]+(1-SIN([.$A11]/7*PI()/2))*[.C$3]" office:value-type="float" office:value="20" calcext:value-type="float">
            <text:p>20</text:p>
          </table:table-cell>
          <table:table-cell table:style-name="ce19" table:formula="of:=SIN([.$A11]/7*PI()/2)*[.D$12]+(1-SIN([.$A11]/7*PI()/2))*[.D$3]" office:value-type="float" office:value="150" calcext:value-type="float">
            <text:p>150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G$12]+(1-SIN([.$A11]/7*PI()/2))*[.G$3]" office:value-type="float" office:value="200" calcext:value-type="float">
            <text:p>200</text:p>
          </table:table-cell>
          <table:table-cell table:style-name="ce19" table:formula="of:=SIN([.$A11]/7*PI()/2)*[.H$12]+(1-SIN([.$A11]/7*PI()/2))*[.H$3]" office:value-type="float" office:value="30" calcext:value-type="float">
            <text:p>30</text:p>
          </table:table-cell>
          <table:table-cell table:style-name="ce19" table:formula="of:=SIN([.$A11]/7*PI()/2)*[.I$12]+(1-SIN([.$A11]/7*PI()/2))*[.I$3]" office:value-type="float" office:value="120" calcext:value-type="float">
            <text:p>120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L$12]+(1-SIN([.$A11]/7*PI()/2))*[.L$3]" office:value-type="float" office:value="255" calcext:value-type="float">
            <text:p>255</text:p>
          </table:table-cell>
          <table:table-cell table:style-name="ce19" table:formula="of:=SIN([.$A11]/7*PI()/2)*[.M$12]+(1-SIN([.$A11]/7*PI()/2))*[.M$3]" office:value-type="float" office:value="100" calcext:value-type="float">
            <text:p>100</text:p>
          </table:table-cell>
          <table:table-cell table:style-name="ce19" table:formula="of:=SIN([.$A11]/7*PI()/2)*[.N$12]+(1-SIN([.$A11]/7*PI()/2))*[.N$3]" office:value-type="float" office:value="0" calcext:value-type="float">
            <text:p>0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Q$12]+(1-SIN([.$A11]/7*PI()/2))*[.Q$3]" office:value-type="float" office:value="0" calcext:value-type="float">
            <text:p>0</text:p>
          </table:table-cell>
          <table:table-cell table:style-name="ce19" table:formula="of:=SIN([.$A11]/7*PI()/2)*[.R$12]+(1-SIN([.$A11]/7*PI()/2))*[.R$3]" office:value-type="float" office:value="0" calcext:value-type="float">
            <text:p>0</text:p>
          </table:table-cell>
          <table:table-cell table:style-name="ce19" table:formula="of:=SIN([.$A11]/7*PI()/2)*[.S$12]+(1-SIN([.$A11]/7*PI()/2))*[.S$3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 point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0" calcext:value-type="float">
            <text:p>150</text:p>
          </table:table-cell>
          <table:table-cell/>
          <table:table-cell office:value-type="string" calcext:value-type="string">
            <text:p>Middle point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20" calcext:value-type="float">
            <text:p>120</text:p>
          </table:table-cell>
          <table:table-cell/>
          <table:table-cell office:value-type="string" calcext:value-type="string">
            <text:p>Middle point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office:value-type="string" calcext:value-type="string">
            <text:p>Middle poin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28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3" table:visibility="collapse">
          <table:table-cell office:value-type="string" calcext:value-type="string">
            <text:p>Hexadecimal</text:p>
          </table:table-cell>
          <table:table-cell table:style-name="ce35" table:formula="of:=DEC2HEX([.B4])" office:value-type="string" office:string-value="0" calcext:value-type="string">
            <text:p>0</text:p>
          </table:table-cell>
          <table:table-cell table:style-name="ce39" table:formula="of:=DEC2HEX([.C4])" office:value-type="string" office:string-value="0" calcext:value-type="string">
            <text:p>0</text:p>
          </table:table-cell>
          <table:table-cell table:style-name="ce39" table:formula="of:=DEC2HEX([.D4])" office:value-type="string" office:string-value="FF" calcext:value-type="string">
            <text:p>FF</text:p>
          </table:table-cell>
          <table:table-cell table:style-name="ce39" table:number-columns-repeated="2"/>
          <table:table-cell table:style-name="ce39" table:formula="of:=DEC2HEX([.G4])" office:value-type="string" office:string-value="64" calcext:value-type="string">
            <text:p>64</text:p>
          </table:table-cell>
          <table:table-cell table:style-name="ce39" table:formula="of:=DEC2HEX([.H4])" office:value-type="string" office:string-value="0" calcext:value-type="string">
            <text:p>0</text:p>
          </table:table-cell>
          <table:table-cell table:style-name="ce39" table:formula="of:=DEC2HEX([.I4])" office:value-type="string" office:string-value="FF" calcext:value-type="string">
            <text:p>FF</text:p>
          </table:table-cell>
          <table:table-cell table:style-name="ce39" table:number-columns-repeated="2"/>
          <table:table-cell table:style-name="ce39" table:formula="of:=DEC2HEX([.L4])" office:value-type="string" office:string-value="96" calcext:value-type="string">
            <text:p>96</text:p>
          </table:table-cell>
          <table:table-cell table:style-name="ce39" table:formula="of:=DEC2HEX([.M4])" office:value-type="string" office:string-value="0" calcext:value-type="string">
            <text:p>0</text:p>
          </table:table-cell>
          <table:table-cell table:style-name="ce39" table:formula="of:=DEC2HEX([.N4])" office:value-type="string" office:string-value="96" calcext:value-type="string">
            <text:p>96</text:p>
          </table:table-cell>
          <table:table-cell table:style-name="ce39"/>
          <table:table-cell/>
          <table:table-cell table:style-name="ce39" table:formula="of:=DEC2HEX([.Q4])" office:value-type="string" office:string-value="0" calcext:value-type="string">
            <text:p>0</text:p>
          </table:table-cell>
          <table:table-cell table:style-name="ce39" table:formula="of:=DEC2HEX([.R4])" office:value-type="string" office:string-value="96" calcext:value-type="string">
            <text:p>96</text:p>
          </table:table-cell>
          <table:table-cell table:style-name="ce39" table:formula="of:=DEC2HEX([.S4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3" table:visibility="collapse">
          <table:table-cell/>
          <table:table-cell table:style-name="ce11" table:formula="of:=DEC2HEX([.B5])" office:value-type="string" office:string-value="1A" calcext:value-type="string">
            <text:p>1A</text:p>
          </table:table-cell>
          <table:table-cell table:style-name="ce38" table:formula="of:=DEC2HEX([.C5])" office:value-type="string" office:string-value="4" calcext:value-type="string">
            <text:p>4</text:p>
          </table:table-cell>
          <table:table-cell table:style-name="ce38" table:formula="of:=DEC2HEX([.D5])" office:value-type="string" office:string-value="E7" calcext:value-type="string">
            <text:p>E7</text:p>
          </table:table-cell>
          <table:table-cell table:style-name="ce38" table:number-columns-repeated="2"/>
          <table:table-cell table:style-name="ce38" table:formula="of:=DEC2HEX([.G5])" office:value-type="string" office:string-value="7A" calcext:value-type="string">
            <text:p>7A</text:p>
          </table:table-cell>
          <table:table-cell table:style-name="ce38" table:formula="of:=DEC2HEX([.H5])" office:value-type="string" office:string-value="6" calcext:value-type="string">
            <text:p>6</text:p>
          </table:table-cell>
          <table:table-cell table:style-name="ce38" table:formula="of:=DEC2HEX([.I5])" office:value-type="string" office:string-value="E0" calcext:value-type="string">
            <text:p>E0</text:p>
          </table:table-cell>
          <table:table-cell table:style-name="ce38" table:number-columns-repeated="2"/>
          <table:table-cell table:style-name="ce38" table:formula="of:=DEC2HEX([.L5])" office:value-type="string" office:string-value="AD" calcext:value-type="string">
            <text:p>AD</text:p>
          </table:table-cell>
          <table:table-cell table:style-name="ce38" table:formula="of:=DEC2HEX([.M5])" office:value-type="string" office:string-value="16" calcext:value-type="string">
            <text:p>16</text:p>
          </table:table-cell>
          <table:table-cell table:style-name="ce38" table:formula="of:=DEC2HEX([.N5])" office:value-type="string" office:string-value="74" calcext:value-type="string">
            <text:p>74</text:p>
          </table:table-cell>
          <table:table-cell table:style-name="ce38"/>
          <table:table-cell/>
          <table:table-cell table:style-name="ce38" table:formula="of:=DEC2HEX([.Q5])" office:value-type="string" office:string-value="0" calcext:value-type="string">
            <text:p>0</text:p>
          </table:table-cell>
          <table:table-cell table:style-name="ce38" table:formula="of:=DEC2HEX([.R5])" office:value-type="string" office:string-value="74" calcext:value-type="string">
            <text:p>74</text:p>
          </table:table-cell>
          <table:table-cell table:style-name="ce38" table:formula="of:=DEC2HEX([.S5])" office:value-type="string" office:string-value="1A" calcext:value-type="string">
            <text:p>1A</text:p>
          </table:table-cell>
          <table:table-cell table:style-name="ce38" table:number-columns-repeated="3"/>
          <table:table-cell/>
        </table:table-row>
        <table:table-row table:style-name="ro3" table:visibility="collapse">
          <table:table-cell/>
          <table:table-cell table:style-name="ce36" table:formula="of:=DEC2HEX([.B6])" office:value-type="string" office:string-value="34" calcext:value-type="string">
            <text:p>34</text:p>
          </table:table-cell>
          <table:table-cell table:style-name="ce38" table:formula="of:=DEC2HEX([.C6])" office:value-type="string" office:string-value="8" calcext:value-type="string">
            <text:p>8</text:p>
          </table:table-cell>
          <table:table-cell table:style-name="ce38" table:formula="of:=DEC2HEX([.D6])" office:value-type="string" office:string-value="D1" calcext:value-type="string">
            <text:p>D1</text:p>
          </table:table-cell>
          <table:table-cell table:style-name="ce38" table:number-columns-repeated="2"/>
          <table:table-cell table:style-name="ce38" table:formula="of:=DEC2HEX([.G6])" office:value-type="string" office:string-value="8F" calcext:value-type="string">
            <text:p>8F</text:p>
          </table:table-cell>
          <table:table-cell table:style-name="ce38" table:formula="of:=DEC2HEX([.H6])" office:value-type="string" office:string-value="D" calcext:value-type="string">
            <text:p>D</text:p>
          </table:table-cell>
          <table:table-cell table:style-name="ce38" table:formula="of:=DEC2HEX([.I6])" office:value-type="string" office:string-value="C4" calcext:value-type="string">
            <text:p>C4</text:p>
          </table:table-cell>
          <table:table-cell table:style-name="ce38" table:number-columns-repeated="2"/>
          <table:table-cell table:style-name="ce38" table:formula="of:=DEC2HEX([.L6])" office:value-type="string" office:string-value="C3" calcext:value-type="string">
            <text:p>C3</text:p>
          </table:table-cell>
          <table:table-cell table:style-name="ce38" table:formula="of:=DEC2HEX([.M6])" office:value-type="string" office:string-value="2B" calcext:value-type="string">
            <text:p>2B</text:p>
          </table:table-cell>
          <table:table-cell table:style-name="ce38" table:formula="of:=DEC2HEX([.N6])" office:value-type="string" office:string-value="54" calcext:value-type="string">
            <text:p>54</text:p>
          </table:table-cell>
          <table:table-cell table:style-name="ce38"/>
          <table:table-cell/>
          <table:table-cell table:style-name="ce38" table:formula="of:=DEC2HEX([.Q6])" office:value-type="string" office:string-value="0" calcext:value-type="string">
            <text:p>0</text:p>
          </table:table-cell>
          <table:table-cell table:style-name="ce38" table:formula="of:=DEC2HEX([.R6])" office:value-type="string" office:string-value="54" calcext:value-type="string">
            <text:p>54</text:p>
          </table:table-cell>
          <table:table-cell table:style-name="ce38" table:formula="of:=DEC2HEX([.S6])" office:value-type="string" office:string-value="34" calcext:value-type="string">
            <text:p>34</text:p>
          </table:table-cell>
          <table:table-cell table:style-name="ce38" table:number-columns-repeated="3"/>
          <table:table-cell/>
        </table:table-row>
        <table:table-row table:style-name="ro3" table:visibility="collapse">
          <table:table-cell/>
          <table:table-cell table:style-name="ce36" table:formula="of:=DEC2HEX([.B7])" office:value-type="string" office:string-value="4A" calcext:value-type="string">
            <text:p>4A</text:p>
          </table:table-cell>
          <table:table-cell table:style-name="ce38" table:formula="of:=DEC2HEX([.C7])" office:value-type="string" office:string-value="C" calcext:value-type="string">
            <text:p>C</text:p>
          </table:table-cell>
          <table:table-cell table:style-name="ce38" table:formula="of:=DEC2HEX([.D7])" office:value-type="string" office:string-value="BD" calcext:value-type="string">
            <text:p>BD</text:p>
          </table:table-cell>
          <table:table-cell table:style-name="ce38" table:number-columns-repeated="2"/>
          <table:table-cell table:style-name="ce38" table:formula="of:=DEC2HEX([.G7])" office:value-type="string" office:string-value="A2" calcext:value-type="string">
            <text:p>A2</text:p>
          </table:table-cell>
          <table:table-cell table:style-name="ce38" table:formula="of:=DEC2HEX([.H7])" office:value-type="string" office:string-value="12" calcext:value-type="string">
            <text:p>12</text:p>
          </table:table-cell>
          <table:table-cell table:style-name="ce38" table:formula="of:=DEC2HEX([.I7])" office:value-type="string" office:string-value="AA" calcext:value-type="string">
            <text:p>AA</text:p>
          </table:table-cell>
          <table:table-cell table:style-name="ce38" table:number-columns-repeated="2"/>
          <table:table-cell table:style-name="ce38" table:formula="of:=DEC2HEX([.L7])" office:value-type="string" office:string-value="D7" calcext:value-type="string">
            <text:p>D7</text:p>
          </table:table-cell>
          <table:table-cell table:style-name="ce38" table:formula="of:=DEC2HEX([.M7])" office:value-type="string" office:string-value="3E" calcext:value-type="string">
            <text:p>3E</text:p>
          </table:table-cell>
          <table:table-cell table:style-name="ce38" table:formula="of:=DEC2HEX([.N7])" office:value-type="string" office:string-value="38" calcext:value-type="string">
            <text:p>38</text:p>
          </table:table-cell>
          <table:table-cell table:style-name="ce38"/>
          <table:table-cell/>
          <table:table-cell table:style-name="ce38" table:formula="of:=DEC2HEX([.Q7])" office:value-type="string" office:string-value="0" calcext:value-type="string">
            <text:p>0</text:p>
          </table:table-cell>
          <table:table-cell table:style-name="ce38" table:formula="of:=DEC2HEX([.R7])" office:value-type="string" office:string-value="38" calcext:value-type="string">
            <text:p>38</text:p>
          </table:table-cell>
          <table:table-cell table:style-name="ce38" table:formula="of:=DEC2HEX([.S7])" office:value-type="string" office:string-value="4A" calcext:value-type="string">
            <text:p>4A</text:p>
          </table:table-cell>
          <table:table-cell table:style-name="ce38" table:number-columns-repeated="3"/>
          <table:table-cell/>
        </table:table-row>
        <table:table-row table:style-name="ro3" table:visibility="collapse">
          <table:table-cell/>
          <table:table-cell table:style-name="ce36" table:formula="of:=DEC2HEX([.B8])" office:value-type="string" office:string-value="5D" calcext:value-type="string">
            <text:p>5D</text:p>
          </table:table-cell>
          <table:table-cell table:style-name="ce38" table:formula="of:=DEC2HEX([.C8])" office:value-type="string" office:string-value="F" calcext:value-type="string">
            <text:p>F</text:p>
          </table:table-cell>
          <table:table-cell table:style-name="ce38" table:formula="of:=DEC2HEX([.D8])" office:value-type="string" office:string-value="AC" calcext:value-type="string">
            <text:p>AC</text:p>
          </table:table-cell>
          <table:table-cell table:style-name="ce38" table:number-columns-repeated="2"/>
          <table:table-cell table:style-name="ce38" table:formula="of:=DEC2HEX([.G8])" office:value-type="string" office:string-value="B2" calcext:value-type="string">
            <text:p>B2</text:p>
          </table:table-cell>
          <table:table-cell table:style-name="ce38" table:formula="of:=DEC2HEX([.H8])" office:value-type="string" office:string-value="17" calcext:value-type="string">
            <text:p>17</text:p>
          </table:table-cell>
          <table:table-cell table:style-name="ce38" table:formula="of:=DEC2HEX([.I8])" office:value-type="string" office:string-value="95" calcext:value-type="string">
            <text:p>95</text:p>
          </table:table-cell>
          <table:table-cell table:style-name="ce38" table:number-columns-repeated="2"/>
          <table:table-cell table:style-name="ce38" table:formula="of:=DEC2HEX([.L8])" office:value-type="string" office:string-value="E8" calcext:value-type="string">
            <text:p>E8</text:p>
          </table:table-cell>
          <table:table-cell table:style-name="ce38" table:formula="of:=DEC2HEX([.M8])" office:value-type="string" office:string-value="4E" calcext:value-type="string">
            <text:p>4E</text:p>
          </table:table-cell>
          <table:table-cell table:style-name="ce38" table:formula="of:=DEC2HEX([.N8])" office:value-type="string" office:string-value="20" calcext:value-type="string">
            <text:p>20</text:p>
          </table:table-cell>
          <table:table-cell table:style-name="ce38"/>
          <table:table-cell/>
          <table:table-cell table:style-name="ce38" table:formula="of:=DEC2HEX([.Q8])" office:value-type="string" office:string-value="0" calcext:value-type="string">
            <text:p>0</text:p>
          </table:table-cell>
          <table:table-cell table:style-name="ce38" table:formula="of:=DEC2HEX([.R8])" office:value-type="string" office:string-value="20" calcext:value-type="string">
            <text:p>20</text:p>
          </table:table-cell>
          <table:table-cell table:style-name="ce38" table:formula="of:=DEC2HEX([.S8])" office:value-type="string" office:string-value="5D" calcext:value-type="string">
            <text:p>5D</text:p>
          </table:table-cell>
          <table:table-cell table:style-name="ce38" table:number-columns-repeated="3"/>
          <table:table-cell/>
        </table:table-row>
        <table:table-row table:style-name="ro3" table:visibility="collapse">
          <table:table-cell/>
          <table:table-cell table:style-name="ce36" table:formula="of:=DEC2HEX([.B9])" office:value-type="string" office:string-value="6C" calcext:value-type="string">
            <text:p>6C</text:p>
          </table:table-cell>
          <table:table-cell table:style-name="ce38" table:formula="of:=DEC2HEX([.C9])" office:value-type="string" office:string-value="12" calcext:value-type="string">
            <text:p>12</text:p>
          </table:table-cell>
          <table:table-cell table:style-name="ce38" table:formula="of:=DEC2HEX([.D9])" office:value-type="string" office:string-value="A0" calcext:value-type="string">
            <text:p>A0</text:p>
          </table:table-cell>
          <table:table-cell table:style-name="ce38" table:number-columns-repeated="2"/>
          <table:table-cell table:style-name="ce38" table:formula="of:=DEC2HEX([.G9])" office:value-type="string" office:string-value="BE" calcext:value-type="string">
            <text:p>BE</text:p>
          </table:table-cell>
          <table:table-cell table:style-name="ce38" table:formula="of:=DEC2HEX([.H9])" office:value-type="string" office:string-value="1B" calcext:value-type="string">
            <text:p>1B</text:p>
          </table:table-cell>
          <table:table-cell table:style-name="ce38" table:formula="of:=DEC2HEX([.I9])" office:value-type="string" office:string-value="85" calcext:value-type="string">
            <text:p>85</text:p>
          </table:table-cell>
          <table:table-cell table:style-name="ce38" table:number-columns-repeated="2"/>
          <table:table-cell table:style-name="ce38" table:formula="of:=DEC2HEX([.L9])" office:value-type="string" office:string-value="F4" calcext:value-type="string">
            <text:p>F4</text:p>
          </table:table-cell>
          <table:table-cell table:style-name="ce38" table:formula="of:=DEC2HEX([.M9])" office:value-type="string" office:string-value="5A" calcext:value-type="string">
            <text:p>5A</text:p>
          </table:table-cell>
          <table:table-cell table:style-name="ce38" table:formula="of:=DEC2HEX([.N9])" office:value-type="string" office:string-value="E" calcext:value-type="string">
            <text:p>E</text:p>
          </table:table-cell>
          <table:table-cell table:style-name="ce38"/>
          <table:table-cell/>
          <table:table-cell table:style-name="ce38" table:formula="of:=DEC2HEX([.Q9])" office:value-type="string" office:string-value="0" calcext:value-type="string">
            <text:p>0</text:p>
          </table:table-cell>
          <table:table-cell table:style-name="ce38" table:formula="of:=DEC2HEX([.R9])" office:value-type="string" office:string-value="E" calcext:value-type="string">
            <text:p>E</text:p>
          </table:table-cell>
          <table:table-cell table:style-name="ce38" table:formula="of:=DEC2HEX([.S9])" office:value-type="string" office:string-value="6C" calcext:value-type="string">
            <text:p>6C</text:p>
          </table:table-cell>
          <table:table-cell table:style-name="ce38" table:number-columns-repeated="3"/>
          <table:table-cell/>
        </table:table-row>
        <table:table-row table:style-name="ro3" table:visibility="collapse">
          <table:table-cell/>
          <table:table-cell table:style-name="ce36" table:formula="of:=DEC2HEX([.B10])" office:value-type="string" office:string-value="74" calcext:value-type="string">
            <text:p>74</text:p>
          </table:table-cell>
          <table:table-cell table:style-name="ce38" table:formula="of:=DEC2HEX([.C10])" office:value-type="string" office:string-value="13" calcext:value-type="string">
            <text:p>13</text:p>
          </table:table-cell>
          <table:table-cell table:style-name="ce38" table:formula="of:=DEC2HEX([.D10])" office:value-type="string" office:string-value="98" calcext:value-type="string">
            <text:p>98</text:p>
          </table:table-cell>
          <table:table-cell table:style-name="ce38" table:number-columns-repeated="2"/>
          <table:table-cell table:style-name="ce38" table:formula="of:=DEC2HEX([.G10])" office:value-type="string" office:string-value="C5" calcext:value-type="string">
            <text:p>C5</text:p>
          </table:table-cell>
          <table:table-cell table:style-name="ce38" table:formula="of:=DEC2HEX([.H10])" office:value-type="string" office:string-value="1D" calcext:value-type="string">
            <text:p>1D</text:p>
          </table:table-cell>
          <table:table-cell table:style-name="ce38" table:formula="of:=DEC2HEX([.I10])" office:value-type="string" office:string-value="7B" calcext:value-type="string">
            <text:p>7B</text:p>
          </table:table-cell>
          <table:table-cell table:style-name="ce38" table:number-columns-repeated="2"/>
          <table:table-cell table:style-name="ce38" table:formula="of:=DEC2HEX([.L10])" office:value-type="string" office:string-value="FC" calcext:value-type="string">
            <text:p>FC</text:p>
          </table:table-cell>
          <table:table-cell table:style-name="ce38" table:formula="of:=DEC2HEX([.M10])" office:value-type="string" office:string-value="61" calcext:value-type="string">
            <text:p>61</text:p>
          </table:table-cell>
          <table:table-cell table:style-name="ce38" table:formula="of:=DEC2HEX([.N10])" office:value-type="string" office:string-value="3" calcext:value-type="string">
            <text:p>3</text:p>
          </table:table-cell>
          <table:table-cell table:style-name="ce38"/>
          <table:table-cell/>
          <table:table-cell table:style-name="ce38" table:formula="of:=DEC2HEX([.Q10])" office:value-type="string" office:string-value="0" calcext:value-type="string">
            <text:p>0</text:p>
          </table:table-cell>
          <table:table-cell table:style-name="ce38" table:formula="of:=DEC2HEX([.R10])" office:value-type="string" office:string-value="3" calcext:value-type="string">
            <text:p>3</text:p>
          </table:table-cell>
          <table:table-cell table:style-name="ce38" table:formula="of:=DEC2HEX([.S10])" office:value-type="string" office:string-value="74" calcext:value-type="string">
            <text:p>74</text:p>
          </table:table-cell>
          <table:table-cell table:style-name="ce38" table:number-columns-repeated="3"/>
          <table:table-cell/>
        </table:table-row>
        <table:table-row table:style-name="ro3" table:visibility="collapse">
          <table:table-cell/>
          <table:table-cell table:style-name="ce37" table:formula="of:=DEC2HEX([.B11])" office:value-type="string" office:string-value="78" calcext:value-type="string">
            <text:p>78</text:p>
          </table:table-cell>
          <table:table-cell table:style-name="ce40" table:formula="of:=DEC2HEX([.C11])" office:value-type="string" office:string-value="14" calcext:value-type="string">
            <text:p>14</text:p>
          </table:table-cell>
          <table:table-cell table:style-name="ce40" table:formula="of:=DEC2HEX([.D11])" office:value-type="string" office:string-value="96" calcext:value-type="string">
            <text:p>96</text:p>
          </table:table-cell>
          <table:table-cell table:style-name="ce40" table:number-columns-repeated="2"/>
          <table:table-cell table:style-name="ce40" table:formula="of:=DEC2HEX([.G11])" office:value-type="string" office:string-value="C8" calcext:value-type="string">
            <text:p>C8</text:p>
          </table:table-cell>
          <table:table-cell table:style-name="ce40" table:formula="of:=DEC2HEX([.H11])" office:value-type="string" office:string-value="1E" calcext:value-type="string">
            <text:p>1E</text:p>
          </table:table-cell>
          <table:table-cell table:style-name="ce40" table:formula="of:=DEC2HEX([.I11])" office:value-type="string" office:string-value="78" calcext:value-type="string">
            <text:p>78</text:p>
          </table:table-cell>
          <table:table-cell table:style-name="ce40" table:number-columns-repeated="2"/>
          <table:table-cell table:style-name="ce40" table:formula="of:=DEC2HEX([.L11])" office:value-type="string" office:string-value="FF" calcext:value-type="string">
            <text:p>FF</text:p>
          </table:table-cell>
          <table:table-cell table:style-name="ce40" table:formula="of:=DEC2HEX([.M11])" office:value-type="string" office:string-value="64" calcext:value-type="string">
            <text:p>64</text:p>
          </table:table-cell>
          <table:table-cell table:style-name="ce40" table:formula="of:=DEC2HEX([.N11])" office:value-type="string" office:string-value="0" calcext:value-type="string">
            <text:p>0</text:p>
          </table:table-cell>
          <table:table-cell table:style-name="ce40"/>
          <table:table-cell/>
          <table:table-cell table:style-name="ce40" table:formula="of:=DEC2HEX([.Q11])" office:value-type="string" office:string-value="0" calcext:value-type="string">
            <text:p>0</text:p>
          </table:table-cell>
          <table:table-cell table:style-name="ce40" table:formula="of:=DEC2HEX([.R11])" office:value-type="string" office:string-value="0" calcext:value-type="string">
            <text:p>0</text:p>
          </table:table-cell>
          <table:table-cell table:style-name="ce40" table:formula="of:=DEC2HEX([.S11])" office:value-type="string" office:string-value="78" calcext:value-type="string">
            <text:p>78</text:p>
          </table:table-cell>
          <table:table-cell table:style-name="ce38" table:number-columns-repeated="3"/>
          <table:table-cell/>
        </table:table-row>
        <table:table-row table:style-name="ro3" table:visibility="collapse">
          <table:table-cell/>
          <table:table-cell table:style-name="ce38" table:number-columns-repeated="14"/>
          <table:table-cell/>
          <table:table-cell table:style-name="Default"/>
          <table:table-cell/>
          <table:table-cell table:style-name="ce38" table:number-columns-repeated="4"/>
          <table:table-cell/>
        </table:table-row>
        <table:table-row table:style-name="ro3" table:visibility="collapse">
          <table:table-cell/>
          <table:table-cell table:style-name="Default" table:formula="of:=IF(LEN([.B15])=1;CONCATENATE(&quot;0&quot;;[.B15]);[.B15])" office:value-type="string" office:string-value="00" calcext:value-type="string">
            <text:p>00</text:p>
          </table:table-cell>
          <table:table-cell table:formula="of:=IF(LEN([.C15])=1;CONCATENATE(&quot;0&quot;;[.C15]);[.C15])" office:value-type="string" office:string-value="00" calcext:value-type="string">
            <text:p>00</text:p>
          </table:table-cell>
          <table:table-cell table:formula="of:=IF(LEN([.D15])=1;CONCATENATE(&quot;0&quot;;[.D15]);[.D15])" office:value-type="string" office:string-value="FF" calcext:value-type="string">
            <text:p>FF</text:p>
          </table:table-cell>
          <table:table-cell table:number-columns-repeated="2"/>
          <table:table-cell table:style-name="Default" table:formula="of:=IF(LEN([.G15])=1;CONCATENATE(&quot;0&quot;;[.G15]);[.G15])" office:value-type="string" office:string-value="64" calcext:value-type="string">
            <text:p>64</text:p>
          </table:table-cell>
          <table:table-cell table:formula="of:=IF(LEN([.H15])=1;CONCATENATE(&quot;0&quot;;[.H15]);[.H15])" office:value-type="string" office:string-value="00" calcext:value-type="string">
            <text:p>00</text:p>
          </table:table-cell>
          <table:table-cell table:formula="of:=IF(LEN([.I15])=1;CONCATENATE(&quot;0&quot;;[.I15]);[.I15])" office:value-type="string" office:string-value="FF" calcext:value-type="string">
            <text:p>FF</text:p>
          </table:table-cell>
          <table:table-cell table:number-columns-repeated="2"/>
          <table:table-cell table:style-name="Default" table:formula="of:=IF(LEN([.L15])=1;CONCATENATE(&quot;0&quot;;[.L15]);[.L15])" office:value-type="string" office:string-value="96" calcext:value-type="string">
            <text:p>96</text:p>
          </table:table-cell>
          <table:table-cell table:formula="of:=IF(LEN([.M15])=1;CONCATENATE(&quot;0&quot;;[.M15]);[.M15])" office:value-type="string" office:string-value="00" calcext:value-type="string">
            <text:p>00</text:p>
          </table:table-cell>
          <table:table-cell table:formula="of:=IF(LEN([.N15])=1;CONCATENATE(&quot;0&quot;;[.N15]);[.N15])" office:value-type="string" office:string-value="96" calcext:value-type="string">
            <text:p>96</text:p>
          </table:table-cell>
          <table:table-cell table:number-columns-repeated="2"/>
          <table:table-cell table:style-name="Default" table:formula="of:=IF(LEN([.Q15])=1;CONCATENATE(&quot;0&quot;;[.Q15]);[.Q15])" office:value-type="string" office:string-value="00" calcext:value-type="string">
            <text:p>00</text:p>
          </table:table-cell>
          <table:table-cell table:formula="of:=IF(LEN([.R15])=1;CONCATENATE(&quot;0&quot;;[.R15]);[.R15])" office:value-type="string" office:string-value="96" calcext:value-type="string">
            <text:p>96</text:p>
          </table:table-cell>
          <table:table-cell table:formula="of:=IF(LEN([.S15])=1;CONCATENATE(&quot;0&quot;;[.S15]);[.S15]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3" table:visibility="collapse">
          <table:table-cell/>
          <table:table-cell table:style-name="Default" table:formula="of:=IF(LEN([.B16])=1;CONCATENATE(&quot;0&quot;;[.B16]);[.B16])" office:value-type="string" office:string-value="1A" calcext:value-type="string">
            <text:p>1A</text:p>
          </table:table-cell>
          <table:table-cell table:formula="of:=IF(LEN([.C16])=1;CONCATENATE(&quot;0&quot;;[.C16]);[.C16])" office:value-type="string" office:string-value="04" calcext:value-type="string">
            <text:p>04</text:p>
          </table:table-cell>
          <table:table-cell table:formula="of:=IF(LEN([.D16])=1;CONCATENATE(&quot;0&quot;;[.D16]);[.D16])" office:value-type="string" office:string-value="E7" calcext:value-type="string">
            <text:p>E7</text:p>
          </table:table-cell>
          <table:table-cell table:number-columns-repeated="2"/>
          <table:table-cell table:style-name="Default" table:formula="of:=IF(LEN([.G16])=1;CONCATENATE(&quot;0&quot;;[.G16]);[.G16])" office:value-type="string" office:string-value="7A" calcext:value-type="string">
            <text:p>7A</text:p>
          </table:table-cell>
          <table:table-cell table:formula="of:=IF(LEN([.H16])=1;CONCATENATE(&quot;0&quot;;[.H16]);[.H16])" office:value-type="string" office:string-value="06" calcext:value-type="string">
            <text:p>06</text:p>
          </table:table-cell>
          <table:table-cell table:formula="of:=IF(LEN([.I16])=1;CONCATENATE(&quot;0&quot;;[.I16]);[.I16])" office:value-type="string" office:string-value="E0" calcext:value-type="string">
            <text:p>E0</text:p>
          </table:table-cell>
          <table:table-cell table:number-columns-repeated="2"/>
          <table:table-cell table:style-name="Default" table:formula="of:=IF(LEN([.L16])=1;CONCATENATE(&quot;0&quot;;[.L16]);[.L16])" office:value-type="string" office:string-value="AD" calcext:value-type="string">
            <text:p>AD</text:p>
          </table:table-cell>
          <table:table-cell table:formula="of:=IF(LEN([.M16])=1;CONCATENATE(&quot;0&quot;;[.M16]);[.M16])" office:value-type="string" office:string-value="16" calcext:value-type="string">
            <text:p>16</text:p>
          </table:table-cell>
          <table:table-cell table:formula="of:=IF(LEN([.N16])=1;CONCATENATE(&quot;0&quot;;[.N16]);[.N16])" office:value-type="string" office:string-value="74" calcext:value-type="string">
            <text:p>74</text:p>
          </table:table-cell>
          <table:table-cell table:number-columns-repeated="2"/>
          <table:table-cell table:style-name="Default" table:formula="of:=IF(LEN([.Q16])=1;CONCATENATE(&quot;0&quot;;[.Q16]);[.Q16])" office:value-type="string" office:string-value="00" calcext:value-type="string">
            <text:p>00</text:p>
          </table:table-cell>
          <table:table-cell table:formula="of:=IF(LEN([.R16])=1;CONCATENATE(&quot;0&quot;;[.R16]);[.R16])" office:value-type="string" office:string-value="74" calcext:value-type="string">
            <text:p>74</text:p>
          </table:table-cell>
          <table:table-cell table:formula="of:=IF(LEN([.S16])=1;CONCATENATE(&quot;0&quot;;[.S16]);[.S16])" office:value-type="string" office:string-value="1A" calcext:value-type="string">
            <text:p>1A</text:p>
          </table:table-cell>
          <table:table-cell table:number-columns-repeated="4"/>
        </table:table-row>
        <table:table-row table:style-name="ro3" table:visibility="collapse">
          <table:table-cell/>
          <table:table-cell table:style-name="Default" table:formula="of:=IF(LEN([.B17])=1;CONCATENATE(&quot;0&quot;;[.B17]);[.B17])" office:value-type="string" office:string-value="34" calcext:value-type="string">
            <text:p>34</text:p>
          </table:table-cell>
          <table:table-cell table:formula="of:=IF(LEN([.C17])=1;CONCATENATE(&quot;0&quot;;[.C17]);[.C17])" office:value-type="string" office:string-value="08" calcext:value-type="string">
            <text:p>08</text:p>
          </table:table-cell>
          <table:table-cell table:formula="of:=IF(LEN([.D17])=1;CONCATENATE(&quot;0&quot;;[.D17]);[.D17])" office:value-type="string" office:string-value="D1" calcext:value-type="string">
            <text:p>D1</text:p>
          </table:table-cell>
          <table:table-cell table:number-columns-repeated="2"/>
          <table:table-cell table:style-name="Default" table:formula="of:=IF(LEN([.G17])=1;CONCATENATE(&quot;0&quot;;[.G17]);[.G17])" office:value-type="string" office:string-value="8F" calcext:value-type="string">
            <text:p>8F</text:p>
          </table:table-cell>
          <table:table-cell table:formula="of:=IF(LEN([.H17])=1;CONCATENATE(&quot;0&quot;;[.H17]);[.H17])" office:value-type="string" office:string-value="0D" calcext:value-type="string">
            <text:p>0D</text:p>
          </table:table-cell>
          <table:table-cell table:formula="of:=IF(LEN([.I17])=1;CONCATENATE(&quot;0&quot;;[.I17]);[.I17])" office:value-type="string" office:string-value="C4" calcext:value-type="string">
            <text:p>C4</text:p>
          </table:table-cell>
          <table:table-cell table:number-columns-repeated="2"/>
          <table:table-cell table:style-name="Default" table:formula="of:=IF(LEN([.L17])=1;CONCATENATE(&quot;0&quot;;[.L17]);[.L17])" office:value-type="string" office:string-value="C3" calcext:value-type="string">
            <text:p>C3</text:p>
          </table:table-cell>
          <table:table-cell table:formula="of:=IF(LEN([.M17])=1;CONCATENATE(&quot;0&quot;;[.M17]);[.M17])" office:value-type="string" office:string-value="2B" calcext:value-type="string">
            <text:p>2B</text:p>
          </table:table-cell>
          <table:table-cell table:formula="of:=IF(LEN([.N17])=1;CONCATENATE(&quot;0&quot;;[.N17]);[.N17])" office:value-type="string" office:string-value="54" calcext:value-type="string">
            <text:p>54</text:p>
          </table:table-cell>
          <table:table-cell table:number-columns-repeated="2"/>
          <table:table-cell table:style-name="Default" table:formula="of:=IF(LEN([.Q17])=1;CONCATENATE(&quot;0&quot;;[.Q17]);[.Q17])" office:value-type="string" office:string-value="00" calcext:value-type="string">
            <text:p>00</text:p>
          </table:table-cell>
          <table:table-cell table:formula="of:=IF(LEN([.R17])=1;CONCATENATE(&quot;0&quot;;[.R17]);[.R17])" office:value-type="string" office:string-value="54" calcext:value-type="string">
            <text:p>54</text:p>
          </table:table-cell>
          <table:table-cell table:formula="of:=IF(LEN([.S17])=1;CONCATENATE(&quot;0&quot;;[.S17]);[.S17])" office:value-type="string" office:string-value="34" calcext:value-type="string">
            <text:p>34</text:p>
          </table:table-cell>
          <table:table-cell table:number-columns-repeated="4"/>
        </table:table-row>
        <table:table-row table:style-name="ro3" table:visibility="collapse">
          <table:table-cell/>
          <table:table-cell table:style-name="Default" table:formula="of:=IF(LEN([.B18])=1;CONCATENATE(&quot;0&quot;;[.B18]);[.B18])" office:value-type="string" office:string-value="4A" calcext:value-type="string">
            <text:p>4A</text:p>
          </table:table-cell>
          <table:table-cell table:formula="of:=IF(LEN([.C18])=1;CONCATENATE(&quot;0&quot;;[.C18]);[.C18])" office:value-type="string" office:string-value="0C" calcext:value-type="string">
            <text:p>0C</text:p>
          </table:table-cell>
          <table:table-cell table:formula="of:=IF(LEN([.D18])=1;CONCATENATE(&quot;0&quot;;[.D18]);[.D18])" office:value-type="string" office:string-value="BD" calcext:value-type="string">
            <text:p>BD</text:p>
          </table:table-cell>
          <table:table-cell table:number-columns-repeated="2"/>
          <table:table-cell table:style-name="Default" table:formula="of:=IF(LEN([.G18])=1;CONCATENATE(&quot;0&quot;;[.G18]);[.G18])" office:value-type="string" office:string-value="A2" calcext:value-type="string">
            <text:p>A2</text:p>
          </table:table-cell>
          <table:table-cell table:formula="of:=IF(LEN([.H18])=1;CONCATENATE(&quot;0&quot;;[.H18]);[.H18])" office:value-type="string" office:string-value="12" calcext:value-type="string">
            <text:p>12</text:p>
          </table:table-cell>
          <table:table-cell table:formula="of:=IF(LEN([.I18])=1;CONCATENATE(&quot;0&quot;;[.I18]);[.I18])" office:value-type="string" office:string-value="AA" calcext:value-type="string">
            <text:p>AA</text:p>
          </table:table-cell>
          <table:table-cell table:number-columns-repeated="2"/>
          <table:table-cell table:style-name="Default" table:formula="of:=IF(LEN([.L18])=1;CONCATENATE(&quot;0&quot;;[.L18]);[.L18])" office:value-type="string" office:string-value="D7" calcext:value-type="string">
            <text:p>D7</text:p>
          </table:table-cell>
          <table:table-cell table:formula="of:=IF(LEN([.M18])=1;CONCATENATE(&quot;0&quot;;[.M18]);[.M18])" office:value-type="string" office:string-value="3E" calcext:value-type="string">
            <text:p>3E</text:p>
          </table:table-cell>
          <table:table-cell table:formula="of:=IF(LEN([.N18])=1;CONCATENATE(&quot;0&quot;;[.N18]);[.N18])" office:value-type="string" office:string-value="38" calcext:value-type="string">
            <text:p>38</text:p>
          </table:table-cell>
          <table:table-cell table:number-columns-repeated="2"/>
          <table:table-cell table:style-name="Default" table:formula="of:=IF(LEN([.Q18])=1;CONCATENATE(&quot;0&quot;;[.Q18]);[.Q18])" office:value-type="string" office:string-value="00" calcext:value-type="string">
            <text:p>00</text:p>
          </table:table-cell>
          <table:table-cell table:formula="of:=IF(LEN([.R18])=1;CONCATENATE(&quot;0&quot;;[.R18]);[.R18])" office:value-type="string" office:string-value="38" calcext:value-type="string">
            <text:p>38</text:p>
          </table:table-cell>
          <table:table-cell table:formula="of:=IF(LEN([.S18])=1;CONCATENATE(&quot;0&quot;;[.S18]);[.S18])" office:value-type="string" office:string-value="4A" calcext:value-type="string">
            <text:p>4A</text:p>
          </table:table-cell>
          <table:table-cell table:number-columns-repeated="4"/>
        </table:table-row>
        <table:table-row table:style-name="ro3" table:visibility="collapse">
          <table:table-cell/>
          <table:table-cell table:style-name="Default" table:formula="of:=IF(LEN([.B19])=1;CONCATENATE(&quot;0&quot;;[.B19]);[.B19])" office:value-type="string" office:string-value="5D" calcext:value-type="string">
            <text:p>5D</text:p>
          </table:table-cell>
          <table:table-cell table:formula="of:=IF(LEN([.C19])=1;CONCATENATE(&quot;0&quot;;[.C19]);[.C19])" office:value-type="string" office:string-value="0F" calcext:value-type="string">
            <text:p>0F</text:p>
          </table:table-cell>
          <table:table-cell table:formula="of:=IF(LEN([.D19])=1;CONCATENATE(&quot;0&quot;;[.D19]);[.D19])" office:value-type="string" office:string-value="AC" calcext:value-type="string">
            <text:p>AC</text:p>
          </table:table-cell>
          <table:table-cell table:number-columns-repeated="2"/>
          <table:table-cell table:style-name="Default" table:formula="of:=IF(LEN([.G19])=1;CONCATENATE(&quot;0&quot;;[.G19]);[.G19])" office:value-type="string" office:string-value="B2" calcext:value-type="string">
            <text:p>B2</text:p>
          </table:table-cell>
          <table:table-cell table:formula="of:=IF(LEN([.H19])=1;CONCATENATE(&quot;0&quot;;[.H19]);[.H19])" office:value-type="string" office:string-value="17" calcext:value-type="string">
            <text:p>17</text:p>
          </table:table-cell>
          <table:table-cell table:formula="of:=IF(LEN([.I19])=1;CONCATENATE(&quot;0&quot;;[.I19]);[.I19])" office:value-type="string" office:string-value="95" calcext:value-type="string">
            <text:p>95</text:p>
          </table:table-cell>
          <table:table-cell table:number-columns-repeated="2"/>
          <table:table-cell table:style-name="Default" table:formula="of:=IF(LEN([.L19])=1;CONCATENATE(&quot;0&quot;;[.L19]);[.L19])" office:value-type="string" office:string-value="E8" calcext:value-type="string">
            <text:p>E8</text:p>
          </table:table-cell>
          <table:table-cell table:formula="of:=IF(LEN([.M19])=1;CONCATENATE(&quot;0&quot;;[.M19]);[.M19])" office:value-type="string" office:string-value="4E" calcext:value-type="string">
            <text:p>4E</text:p>
          </table:table-cell>
          <table:table-cell table:formula="of:=IF(LEN([.N19])=1;CONCATENATE(&quot;0&quot;;[.N19]);[.N19])" office:value-type="string" office:string-value="20" calcext:value-type="string">
            <text:p>20</text:p>
          </table:table-cell>
          <table:table-cell table:number-columns-repeated="2"/>
          <table:table-cell table:style-name="Default" table:formula="of:=IF(LEN([.Q19])=1;CONCATENATE(&quot;0&quot;;[.Q19]);[.Q19])" office:value-type="string" office:string-value="00" calcext:value-type="string">
            <text:p>00</text:p>
          </table:table-cell>
          <table:table-cell table:formula="of:=IF(LEN([.R19])=1;CONCATENATE(&quot;0&quot;;[.R19]);[.R19])" office:value-type="string" office:string-value="20" calcext:value-type="string">
            <text:p>20</text:p>
          </table:table-cell>
          <table:table-cell table:formula="of:=IF(LEN([.S19])=1;CONCATENATE(&quot;0&quot;;[.S19]);[.S19])" office:value-type="string" office:string-value="5D" calcext:value-type="string">
            <text:p>5D</text:p>
          </table:table-cell>
          <table:table-cell table:number-columns-repeated="4"/>
        </table:table-row>
        <table:table-row table:style-name="ro3" table:visibility="collapse">
          <table:table-cell/>
          <table:table-cell table:style-name="Default" table:formula="of:=IF(LEN([.B20])=1;CONCATENATE(&quot;0&quot;;[.B20]);[.B20])" office:value-type="string" office:string-value="6C" calcext:value-type="string">
            <text:p>6C</text:p>
          </table:table-cell>
          <table:table-cell table:formula="of:=IF(LEN([.C20])=1;CONCATENATE(&quot;0&quot;;[.C20]);[.C20])" office:value-type="string" office:string-value="12" calcext:value-type="string">
            <text:p>12</text:p>
          </table:table-cell>
          <table:table-cell table:formula="of:=IF(LEN([.D20])=1;CONCATENATE(&quot;0&quot;;[.D20]);[.D20])" office:value-type="string" office:string-value="A0" calcext:value-type="string">
            <text:p>A0</text:p>
          </table:table-cell>
          <table:table-cell table:number-columns-repeated="2"/>
          <table:table-cell table:style-name="Default" table:formula="of:=IF(LEN([.G20])=1;CONCATENATE(&quot;0&quot;;[.G20]);[.G20])" office:value-type="string" office:string-value="BE" calcext:value-type="string">
            <text:p>BE</text:p>
          </table:table-cell>
          <table:table-cell table:formula="of:=IF(LEN([.H20])=1;CONCATENATE(&quot;0&quot;;[.H20]);[.H20])" office:value-type="string" office:string-value="1B" calcext:value-type="string">
            <text:p>1B</text:p>
          </table:table-cell>
          <table:table-cell table:formula="of:=IF(LEN([.I20])=1;CONCATENATE(&quot;0&quot;;[.I20]);[.I20])" office:value-type="string" office:string-value="85" calcext:value-type="string">
            <text:p>85</text:p>
          </table:table-cell>
          <table:table-cell table:number-columns-repeated="2"/>
          <table:table-cell table:style-name="Default" table:formula="of:=IF(LEN([.L20])=1;CONCATENATE(&quot;0&quot;;[.L20]);[.L20])" office:value-type="string" office:string-value="F4" calcext:value-type="string">
            <text:p>F4</text:p>
          </table:table-cell>
          <table:table-cell table:formula="of:=IF(LEN([.M20])=1;CONCATENATE(&quot;0&quot;;[.M20]);[.M20])" office:value-type="string" office:string-value="5A" calcext:value-type="string">
            <text:p>5A</text:p>
          </table:table-cell>
          <table:table-cell table:formula="of:=IF(LEN([.N20])=1;CONCATENATE(&quot;0&quot;;[.N20]);[.N20])" office:value-type="string" office:string-value="0E" calcext:value-type="string">
            <text:p>0E</text:p>
          </table:table-cell>
          <table:table-cell table:number-columns-repeated="2"/>
          <table:table-cell table:style-name="Default" table:formula="of:=IF(LEN([.Q20])=1;CONCATENATE(&quot;0&quot;;[.Q20]);[.Q20])" office:value-type="string" office:string-value="00" calcext:value-type="string">
            <text:p>00</text:p>
          </table:table-cell>
          <table:table-cell table:formula="of:=IF(LEN([.R20])=1;CONCATENATE(&quot;0&quot;;[.R20]);[.R20])" office:value-type="string" office:string-value="0E" calcext:value-type="string">
            <text:p>0E</text:p>
          </table:table-cell>
          <table:table-cell table:formula="of:=IF(LEN([.S20])=1;CONCATENATE(&quot;0&quot;;[.S20]);[.S20])" office:value-type="string" office:string-value="6C" calcext:value-type="string">
            <text:p>6C</text:p>
          </table:table-cell>
          <table:table-cell table:number-columns-repeated="4"/>
        </table:table-row>
        <table:table-row table:style-name="ro3" table:visibility="collapse">
          <table:table-cell/>
          <table:table-cell table:style-name="Default" table:formula="of:=IF(LEN([.B21])=1;CONCATENATE(&quot;0&quot;;[.B21]);[.B21])" office:value-type="string" office:string-value="74" calcext:value-type="string">
            <text:p>74</text:p>
          </table:table-cell>
          <table:table-cell table:formula="of:=IF(LEN([.C21])=1;CONCATENATE(&quot;0&quot;;[.C21]);[.C21])" office:value-type="string" office:string-value="13" calcext:value-type="string">
            <text:p>13</text:p>
          </table:table-cell>
          <table:table-cell table:formula="of:=IF(LEN([.D21])=1;CONCATENATE(&quot;0&quot;;[.D21]);[.D21])" office:value-type="string" office:string-value="98" calcext:value-type="string">
            <text:p>98</text:p>
          </table:table-cell>
          <table:table-cell table:number-columns-repeated="2"/>
          <table:table-cell table:style-name="Default" table:formula="of:=IF(LEN([.G21])=1;CONCATENATE(&quot;0&quot;;[.G21]);[.G21])" office:value-type="string" office:string-value="C5" calcext:value-type="string">
            <text:p>C5</text:p>
          </table:table-cell>
          <table:table-cell table:formula="of:=IF(LEN([.H21])=1;CONCATENATE(&quot;0&quot;;[.H21]);[.H21])" office:value-type="string" office:string-value="1D" calcext:value-type="string">
            <text:p>1D</text:p>
          </table:table-cell>
          <table:table-cell table:formula="of:=IF(LEN([.I21])=1;CONCATENATE(&quot;0&quot;;[.I21]);[.I21])" office:value-type="string" office:string-value="7B" calcext:value-type="string">
            <text:p>7B</text:p>
          </table:table-cell>
          <table:table-cell table:number-columns-repeated="2"/>
          <table:table-cell table:style-name="Default" table:formula="of:=IF(LEN([.L21])=1;CONCATENATE(&quot;0&quot;;[.L21]);[.L21])" office:value-type="string" office:string-value="FC" calcext:value-type="string">
            <text:p>FC</text:p>
          </table:table-cell>
          <table:table-cell table:formula="of:=IF(LEN([.M21])=1;CONCATENATE(&quot;0&quot;;[.M21]);[.M21])" office:value-type="string" office:string-value="61" calcext:value-type="string">
            <text:p>61</text:p>
          </table:table-cell>
          <table:table-cell table:formula="of:=IF(LEN([.N21])=1;CONCATENATE(&quot;0&quot;;[.N21]);[.N21])" office:value-type="string" office:string-value="03" calcext:value-type="string">
            <text:p>03</text:p>
          </table:table-cell>
          <table:table-cell table:number-columns-repeated="2"/>
          <table:table-cell table:style-name="Default" table:formula="of:=IF(LEN([.Q21])=1;CONCATENATE(&quot;0&quot;;[.Q21]);[.Q21])" office:value-type="string" office:string-value="00" calcext:value-type="string">
            <text:p>00</text:p>
          </table:table-cell>
          <table:table-cell table:formula="of:=IF(LEN([.R21])=1;CONCATENATE(&quot;0&quot;;[.R21]);[.R21])" office:value-type="string" office:string-value="03" calcext:value-type="string">
            <text:p>03</text:p>
          </table:table-cell>
          <table:table-cell table:formula="of:=IF(LEN([.S21])=1;CONCATENATE(&quot;0&quot;;[.S21]);[.S21])" office:value-type="string" office:string-value="74" calcext:value-type="string">
            <text:p>74</text:p>
          </table:table-cell>
          <table:table-cell table:number-columns-repeated="4"/>
        </table:table-row>
        <table:table-row table:style-name="ro3" table:visibility="collapse">
          <table:table-cell/>
          <table:table-cell table:style-name="Default" table:formula="of:=IF(LEN([.B22])=1;CONCATENATE(&quot;0&quot;;[.B22]);[.B22])" office:value-type="string" office:string-value="78" calcext:value-type="string">
            <text:p>78</text:p>
          </table:table-cell>
          <table:table-cell table:formula="of:=IF(LEN([.C22])=1;CONCATENATE(&quot;0&quot;;[.C22]);[.C22])" office:value-type="string" office:string-value="14" calcext:value-type="string">
            <text:p>14</text:p>
          </table:table-cell>
          <table:table-cell table:formula="of:=IF(LEN([.D22])=1;CONCATENATE(&quot;0&quot;;[.D22]);[.D22])" office:value-type="string" office:string-value="96" calcext:value-type="string">
            <text:p>96</text:p>
          </table:table-cell>
          <table:table-cell table:number-columns-repeated="2"/>
          <table:table-cell table:style-name="Default" table:formula="of:=IF(LEN([.G22])=1;CONCATENATE(&quot;0&quot;;[.G22]);[.G22])" office:value-type="string" office:string-value="C8" calcext:value-type="string">
            <text:p>C8</text:p>
          </table:table-cell>
          <table:table-cell table:formula="of:=IF(LEN([.H22])=1;CONCATENATE(&quot;0&quot;;[.H22]);[.H22])" office:value-type="string" office:string-value="1E" calcext:value-type="string">
            <text:p>1E</text:p>
          </table:table-cell>
          <table:table-cell table:formula="of:=IF(LEN([.I22])=1;CONCATENATE(&quot;0&quot;;[.I22]);[.I22])" office:value-type="string" office:string-value="78" calcext:value-type="string">
            <text:p>78</text:p>
          </table:table-cell>
          <table:table-cell table:number-columns-repeated="2"/>
          <table:table-cell table:style-name="Default" table:formula="of:=IF(LEN([.L22])=1;CONCATENATE(&quot;0&quot;;[.L22]);[.L22])" office:value-type="string" office:string-value="FF" calcext:value-type="string">
            <text:p>FF</text:p>
          </table:table-cell>
          <table:table-cell table:formula="of:=IF(LEN([.M22])=1;CONCATENATE(&quot;0&quot;;[.M22]);[.M22])" office:value-type="string" office:string-value="64" calcext:value-type="string">
            <text:p>64</text:p>
          </table:table-cell>
          <table:table-cell table:formula="of:=IF(LEN([.N22])=1;CONCATENATE(&quot;0&quot;;[.N22]);[.N22])" office:value-type="string" office:string-value="00" calcext:value-type="string">
            <text:p>00</text:p>
          </table:table-cell>
          <table:table-cell table:number-columns-repeated="2"/>
          <table:table-cell table:style-name="Default" table:formula="of:=IF(LEN([.Q22])=1;CONCATENATE(&quot;0&quot;;[.Q22]);[.Q22])" office:value-type="string" office:string-value="00" calcext:value-type="string">
            <text:p>00</text:p>
          </table:table-cell>
          <table:table-cell table:formula="of:=IF(LEN([.R22])=1;CONCATENATE(&quot;0&quot;;[.R22]);[.R22])" office:value-type="string" office:string-value="00" calcext:value-type="string">
            <text:p>00</text:p>
          </table:table-cell>
          <table:table-cell table:formula="of:=IF(LEN([.S22])=1;CONCATENATE(&quot;0&quot;;[.S22]);[.S22])" office:value-type="string" office:string-value="78" calcext:value-type="string">
            <text:p>78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formula="of:=[.A1]" office:value-type="string" office:string-value="BLUE" calcext:value-type="string">
            <text:p>BLUE</text:p>
          </table:table-cell>
          <table:table-cell table:number-columns-repeated="4"/>
          <table:table-cell table:style-name="ce2" table:formula="of:=[.F1]" office:value-type="string" office:string-value="PURPLE" calcext:value-type="string">
            <text:p>PURPLE</text:p>
          </table:table-cell>
          <table:table-cell table:number-columns-repeated="4"/>
          <table:table-cell table:style-name="ce2" table:formula="of:=[.K1]" office:value-type="string" office:string-value="PEACH" calcext:value-type="string">
            <text:p>PEACH</text:p>
          </table:table-cell>
          <table:table-cell table:number-columns-repeated="4"/>
          <table:table-cell table:style-name="ce2" table:formula="of:=[.P1]" office:value-type="string" office:string-value="GREEN" calcext:value-type="string">
            <text:p>GREEN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4];[.C24];[.D24]; &quot;,&quot;)" office:value-type="string" office:string-value="0x0000FF," calcext:value-type="string">
            <text:p>0x0000FF,</text:p>
          </table:table-cell>
          <table:table-cell table:number-columns-repeated="4"/>
          <table:table-cell table:formula="of:=CONCATENATE(&quot;0x&quot;; [.G24];[.H24];[.I24]; &quot;,&quot;)" office:value-type="string" office:string-value="0x6400FF," calcext:value-type="string">
            <text:p>0x6400FF,</text:p>
          </table:table-cell>
          <table:table-cell table:number-columns-repeated="4"/>
          <table:table-cell table:formula="of:=CONCATENATE(&quot;0x&quot;; [.L24];[.M24];[.N24]; &quot;,&quot;)" office:value-type="string" office:string-value="0x960096," calcext:value-type="string">
            <text:p>0x960096,</text:p>
          </table:table-cell>
          <table:table-cell table:number-columns-repeated="4"/>
          <table:table-cell table:formula="of:=CONCATENATE(&quot;0x&quot;; [.Q24];[.R24];[.S24]; &quot;,&quot;)" office:value-type="string" office:string-value="0x009600," calcext:value-type="string">
            <text:p>0x009600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5];[.C25];[.D25]; &quot;,&quot;)" office:value-type="string" office:string-value="0x1A04E7," calcext:value-type="string">
            <text:p>0x1A04E7,</text:p>
          </table:table-cell>
          <table:table-cell table:number-columns-repeated="4"/>
          <table:table-cell table:formula="of:=CONCATENATE(&quot;0x&quot;; [.G25];[.H25];[.I25]; &quot;,&quot;)" office:value-type="string" office:string-value="0x7A06E0," calcext:value-type="string">
            <text:p>0x7A06E0,</text:p>
          </table:table-cell>
          <table:table-cell table:number-columns-repeated="4"/>
          <table:table-cell table:formula="of:=CONCATENATE(&quot;0x&quot;; [.L25];[.M25];[.N25]; &quot;,&quot;)" office:value-type="string" office:string-value="0xAD1674," calcext:value-type="string">
            <text:p>0xAD1674,</text:p>
          </table:table-cell>
          <table:table-cell table:number-columns-repeated="4"/>
          <table:table-cell table:formula="of:=CONCATENATE(&quot;0x&quot;; [.Q25];[.R25];[.S25]; &quot;,&quot;)" office:value-type="string" office:string-value="0x00741A," calcext:value-type="string">
            <text:p>0x00741A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6];[.C26];[.D26]; &quot;,&quot;)" office:value-type="string" office:string-value="0x3408D1," calcext:value-type="string">
            <text:p>0x3408D1,</text:p>
          </table:table-cell>
          <table:table-cell table:number-columns-repeated="4"/>
          <table:table-cell table:formula="of:=CONCATENATE(&quot;0x&quot;; [.G26];[.H26];[.I26]; &quot;,&quot;)" office:value-type="string" office:string-value="0x8F0DC4," calcext:value-type="string">
            <text:p>0x8F0DC4,</text:p>
          </table:table-cell>
          <table:table-cell table:number-columns-repeated="4"/>
          <table:table-cell table:formula="of:=CONCATENATE(&quot;0x&quot;; [.L26];[.M26];[.N26]; &quot;,&quot;)" office:value-type="string" office:string-value="0xC32B54," calcext:value-type="string">
            <text:p>0xC32B54,</text:p>
          </table:table-cell>
          <table:table-cell table:number-columns-repeated="4"/>
          <table:table-cell table:formula="of:=CONCATENATE(&quot;0x&quot;; [.Q26];[.R26];[.S26]; &quot;,&quot;)" office:value-type="string" office:string-value="0x005434," calcext:value-type="string">
            <text:p>0x005434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7];[.C27];[.D27]; &quot;,&quot;)" office:value-type="string" office:string-value="0x4A0CBD," calcext:value-type="string">
            <text:p>0x4A0CBD,</text:p>
          </table:table-cell>
          <table:table-cell table:number-columns-repeated="4"/>
          <table:table-cell table:formula="of:=CONCATENATE(&quot;0x&quot;; [.G27];[.H27];[.I27]; &quot;,&quot;)" office:value-type="string" office:string-value="0xA212AA," calcext:value-type="string">
            <text:p>0xA212AA,</text:p>
          </table:table-cell>
          <table:table-cell table:number-columns-repeated="4"/>
          <table:table-cell table:formula="of:=CONCATENATE(&quot;0x&quot;; [.L27];[.M27];[.N27]; &quot;,&quot;)" office:value-type="string" office:string-value="0xD73E38," calcext:value-type="string">
            <text:p>0xD73E38,</text:p>
          </table:table-cell>
          <table:table-cell table:number-columns-repeated="4"/>
          <table:table-cell table:formula="of:=CONCATENATE(&quot;0x&quot;; [.Q27];[.R27];[.S27]; &quot;,&quot;)" office:value-type="string" office:string-value="0x00384A," calcext:value-type="string">
            <text:p>0x00384A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8];[.C28];[.D28]; &quot;,&quot;)" office:value-type="string" office:string-value="0x5D0FAC," calcext:value-type="string">
            <text:p>0x5D0FAC,</text:p>
          </table:table-cell>
          <table:table-cell table:number-columns-repeated="4"/>
          <table:table-cell table:formula="of:=CONCATENATE(&quot;0x&quot;; [.G28];[.H28];[.I28]; &quot;,&quot;)" office:value-type="string" office:string-value="0xB21795," calcext:value-type="string">
            <text:p>0xB21795,</text:p>
          </table:table-cell>
          <table:table-cell table:number-columns-repeated="4"/>
          <table:table-cell table:formula="of:=CONCATENATE(&quot;0x&quot;; [.L28];[.M28];[.N28]; &quot;,&quot;)" office:value-type="string" office:string-value="0xE84E20," calcext:value-type="string">
            <text:p>0xE84E20,</text:p>
          </table:table-cell>
          <table:table-cell table:number-columns-repeated="4"/>
          <table:table-cell table:formula="of:=CONCATENATE(&quot;0x&quot;; [.Q28];[.R28];[.S28]; &quot;,&quot;)" office:value-type="string" office:string-value="0x00205D," calcext:value-type="string">
            <text:p>0x00205D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9];[.C29];[.D29]; &quot;,&quot;)" office:value-type="string" office:string-value="0x6C12A0," calcext:value-type="string">
            <text:p>0x6C12A0,</text:p>
          </table:table-cell>
          <table:table-cell table:number-columns-repeated="4"/>
          <table:table-cell table:formula="of:=CONCATENATE(&quot;0x&quot;; [.G29];[.H29];[.I29]; &quot;,&quot;)" office:value-type="string" office:string-value="0xBE1B85," calcext:value-type="string">
            <text:p>0xBE1B85,</text:p>
          </table:table-cell>
          <table:table-cell table:number-columns-repeated="4"/>
          <table:table-cell table:formula="of:=CONCATENATE(&quot;0x&quot;; [.L29];[.M29];[.N29]; &quot;,&quot;)" office:value-type="string" office:string-value="0xF45A0E," calcext:value-type="string">
            <text:p>0xF45A0E,</text:p>
          </table:table-cell>
          <table:table-cell table:number-columns-repeated="4"/>
          <table:table-cell table:formula="of:=CONCATENATE(&quot;0x&quot;; [.Q29];[.R29];[.S29]; &quot;,&quot;)" office:value-type="string" office:string-value="0x000E6C," calcext:value-type="string">
            <text:p>0x000E6C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30];[.C30];[.D30]; &quot;,&quot;)" office:value-type="string" office:string-value="0x741398," calcext:value-type="string">
            <text:p>0x741398,</text:p>
          </table:table-cell>
          <table:table-cell table:number-columns-repeated="4"/>
          <table:table-cell table:formula="of:=CONCATENATE(&quot;0x&quot;; [.G30];[.H30];[.I30]; &quot;,&quot;)" office:value-type="string" office:string-value="0xC51D7B," calcext:value-type="string">
            <text:p>0xC51D7B,</text:p>
          </table:table-cell>
          <table:table-cell table:number-columns-repeated="4"/>
          <table:table-cell table:formula="of:=CONCATENATE(&quot;0x&quot;; [.L30];[.M30];[.N30]; &quot;,&quot;)" office:value-type="string" office:string-value="0xFC6103," calcext:value-type="string">
            <text:p>0xFC6103,</text:p>
          </table:table-cell>
          <table:table-cell table:number-columns-repeated="4"/>
          <table:table-cell table:formula="of:=CONCATENATE(&quot;0x&quot;; [.Q30];[.R30];[.S30]; &quot;,&quot;)" office:value-type="string" office:string-value="0x000374," calcext:value-type="string">
            <text:p>0x000374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31];[.C31];[.D31]; &quot;,&quot;)" office:value-type="string" office:string-value="0x781496," calcext:value-type="string">
            <text:p>0x781496,</text:p>
          </table:table-cell>
          <table:table-cell table:number-columns-repeated="4"/>
          <table:table-cell table:formula="of:=CONCATENATE(&quot;0x&quot;; [.G31];[.H31];[.I31]; &quot;,&quot;)" office:value-type="string" office:string-value="0xC81E78," calcext:value-type="string">
            <text:p>0xC81E78,</text:p>
          </table:table-cell>
          <table:table-cell table:number-columns-repeated="4"/>
          <table:table-cell table:formula="of:=CONCATENATE(&quot;0x&quot;; [.L31];[.M31];[.N31]; &quot;,&quot;)" office:value-type="string" office:string-value="0xFF6400," calcext:value-type="string">
            <text:p>0xFF6400,</text:p>
          </table:table-cell>
          <table:table-cell table:number-columns-repeated="4"/>
          <table:table-cell table:formula="of:=CONCATENATE(&quot;0x&quot;; [.Q31];[.R31];[.S31]; &quot;,&quot;)" office:value-type="string" office:string-value="0x000078," calcext:value-type="string">
            <text:p>0x000078,</text:p>
          </table:table-cell>
          <table:table-cell table:number-columns-repeated="6"/>
        </table:table-row>
        <table:table-row table:style-name="ro1">
          <table:table-cell/>
          <table:table-cell table:formula="of:=[.B41]" office:value-type="string" office:string-value="0x781496," calcext:value-type="string">
            <text:p>0x781496,</text:p>
          </table:table-cell>
          <table:table-cell table:number-columns-repeated="4"/>
          <table:table-cell table:formula="of:=[.G41]" office:value-type="string" office:string-value="0xC81E78," calcext:value-type="string">
            <text:p>0xC81E78,</text:p>
          </table:table-cell>
          <table:table-cell table:number-columns-repeated="4"/>
          <table:table-cell table:formula="of:=[.L41]" office:value-type="string" office:string-value="0xFF6400," calcext:value-type="string">
            <text:p>0xFF6400,</text:p>
          </table:table-cell>
          <table:table-cell table:number-columns-repeated="4"/>
          <table:table-cell table:formula="of:=[.Q41]" office:value-type="string" office:string-value="0x000078," calcext:value-type="string">
            <text:p>0x000078,</text:p>
          </table:table-cell>
          <table:table-cell table:number-columns-repeated="6"/>
        </table:table-row>
        <table:table-row table:style-name="ro1">
          <table:table-cell/>
          <table:table-cell table:formula="of:=[.B40]" office:value-type="string" office:string-value="0x741398," calcext:value-type="string">
            <text:p>0x741398,</text:p>
          </table:table-cell>
          <table:table-cell table:number-columns-repeated="4"/>
          <table:table-cell table:formula="of:=[.G40]" office:value-type="string" office:string-value="0xC51D7B," calcext:value-type="string">
            <text:p>0xC51D7B,</text:p>
          </table:table-cell>
          <table:table-cell table:number-columns-repeated="4"/>
          <table:table-cell table:formula="of:=[.L40]" office:value-type="string" office:string-value="0xFC6103," calcext:value-type="string">
            <text:p>0xFC6103,</text:p>
          </table:table-cell>
          <table:table-cell table:number-columns-repeated="4"/>
          <table:table-cell table:formula="of:=[.Q40]" office:value-type="string" office:string-value="0x000374," calcext:value-type="string">
            <text:p>0x000374,</text:p>
          </table:table-cell>
          <table:table-cell table:number-columns-repeated="6"/>
        </table:table-row>
        <table:table-row table:style-name="ro1">
          <table:table-cell/>
          <table:table-cell table:formula="of:=[.B39]" office:value-type="string" office:string-value="0x6C12A0," calcext:value-type="string">
            <text:p>0x6C12A0,</text:p>
          </table:table-cell>
          <table:table-cell table:number-columns-repeated="4"/>
          <table:table-cell table:formula="of:=[.G39]" office:value-type="string" office:string-value="0xBE1B85," calcext:value-type="string">
            <text:p>0xBE1B85,</text:p>
          </table:table-cell>
          <table:table-cell table:number-columns-repeated="4"/>
          <table:table-cell table:formula="of:=[.L39]" office:value-type="string" office:string-value="0xF45A0E," calcext:value-type="string">
            <text:p>0xF45A0E,</text:p>
          </table:table-cell>
          <table:table-cell table:number-columns-repeated="4"/>
          <table:table-cell table:formula="of:=[.Q39]" office:value-type="string" office:string-value="0x000E6C," calcext:value-type="string">
            <text:p>0x000E6C,</text:p>
          </table:table-cell>
          <table:table-cell table:number-columns-repeated="6"/>
        </table:table-row>
        <table:table-row table:style-name="ro1">
          <table:table-cell/>
          <table:table-cell table:formula="of:=[.B38]" office:value-type="string" office:string-value="0x5D0FAC," calcext:value-type="string">
            <text:p>0x5D0FAC,</text:p>
          </table:table-cell>
          <table:table-cell table:number-columns-repeated="4"/>
          <table:table-cell table:formula="of:=[.G38]" office:value-type="string" office:string-value="0xB21795," calcext:value-type="string">
            <text:p>0xB21795,</text:p>
          </table:table-cell>
          <table:table-cell table:number-columns-repeated="4"/>
          <table:table-cell table:formula="of:=[.L38]" office:value-type="string" office:string-value="0xE84E20," calcext:value-type="string">
            <text:p>0xE84E20,</text:p>
          </table:table-cell>
          <table:table-cell table:number-columns-repeated="4"/>
          <table:table-cell table:formula="of:=[.Q38]" office:value-type="string" office:string-value="0x00205D," calcext:value-type="string">
            <text:p>0x00205D,</text:p>
          </table:table-cell>
          <table:table-cell table:number-columns-repeated="6"/>
        </table:table-row>
        <table:table-row table:style-name="ro1">
          <table:table-cell/>
          <table:table-cell table:formula="of:=[.B37]" office:value-type="string" office:string-value="0x4A0CBD," calcext:value-type="string">
            <text:p>0x4A0CBD,</text:p>
          </table:table-cell>
          <table:table-cell table:number-columns-repeated="4"/>
          <table:table-cell table:formula="of:=[.G37]" office:value-type="string" office:string-value="0xA212AA," calcext:value-type="string">
            <text:p>0xA212AA,</text:p>
          </table:table-cell>
          <table:table-cell table:number-columns-repeated="4"/>
          <table:table-cell table:formula="of:=[.L37]" office:value-type="string" office:string-value="0xD73E38," calcext:value-type="string">
            <text:p>0xD73E38,</text:p>
          </table:table-cell>
          <table:table-cell table:number-columns-repeated="4"/>
          <table:table-cell table:formula="of:=[.Q37]" office:value-type="string" office:string-value="0x00384A," calcext:value-type="string">
            <text:p>0x00384A,</text:p>
          </table:table-cell>
          <table:table-cell table:number-columns-repeated="6"/>
        </table:table-row>
        <table:table-row table:style-name="ro1">
          <table:table-cell/>
          <table:table-cell table:formula="of:=[.B36]" office:value-type="string" office:string-value="0x3408D1," calcext:value-type="string">
            <text:p>0x3408D1,</text:p>
          </table:table-cell>
          <table:table-cell table:number-columns-repeated="4"/>
          <table:table-cell table:formula="of:=[.G36]" office:value-type="string" office:string-value="0x8F0DC4," calcext:value-type="string">
            <text:p>0x8F0DC4,</text:p>
          </table:table-cell>
          <table:table-cell table:number-columns-repeated="4"/>
          <table:table-cell table:formula="of:=[.L36]" office:value-type="string" office:string-value="0xC32B54," calcext:value-type="string">
            <text:p>0xC32B54,</text:p>
          </table:table-cell>
          <table:table-cell table:number-columns-repeated="4"/>
          <table:table-cell table:formula="of:=[.Q36]" office:value-type="string" office:string-value="0x005434," calcext:value-type="string">
            <text:p>0x005434,</text:p>
          </table:table-cell>
          <table:table-cell table:number-columns-repeated="6"/>
        </table:table-row>
        <table:table-row table:style-name="ro1">
          <table:table-cell/>
          <table:table-cell table:formula="of:=[.B35]" office:value-type="string" office:string-value="0x1A04E7," calcext:value-type="string">
            <text:p>0x1A04E7,</text:p>
          </table:table-cell>
          <table:table-cell table:number-columns-repeated="4"/>
          <table:table-cell table:formula="of:=[.G35]" office:value-type="string" office:string-value="0x7A06E0," calcext:value-type="string">
            <text:p>0x7A06E0,</text:p>
          </table:table-cell>
          <table:table-cell table:number-columns-repeated="4"/>
          <table:table-cell table:formula="of:=[.L35]" office:value-type="string" office:string-value="0xAD1674," calcext:value-type="string">
            <text:p>0xAD1674,</text:p>
          </table:table-cell>
          <table:table-cell table:number-columns-repeated="4"/>
          <table:table-cell table:formula="of:=[.Q35]" office:value-type="string" office:string-value="0x00741A," calcext:value-type="string">
            <text:p>0x00741A,</text:p>
          </table:table-cell>
          <table:table-cell table:number-columns-repeated="6"/>
        </table:table-row>
        <table:table-row table:style-name="ro1">
          <table:table-cell/>
          <table:table-cell table:formula="of:=[.B34]" office:value-type="string" office:string-value="0x0000FF," calcext:value-type="string">
            <text:p>0x0000FF,</text:p>
          </table:table-cell>
          <table:table-cell table:number-columns-repeated="4"/>
          <table:table-cell table:formula="of:=[.G34]" office:value-type="string" office:string-value="0x6400FF," calcext:value-type="string">
            <text:p>0x6400FF,</text:p>
          </table:table-cell>
          <table:table-cell table:number-columns-repeated="4"/>
          <table:table-cell table:formula="of:=[.L34]" office:value-type="string" office:string-value="0x960096," calcext:value-type="string">
            <text:p>0x960096,</text:p>
          </table:table-cell>
          <table:table-cell table:number-columns-repeated="4"/>
          <table:table-cell table:formula="of:=[.Q34]" office:value-type="string" office:string-value="0x009600," calcext:value-type="string">
            <text:p>0x009600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20:31:19.808247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8:35:45.104313464</meta:creation-date>
    <dc:date>2021-09-19T22:06:52.400289390</dc:date>
    <meta:editing-duration>PT4H38M24S</meta:editing-duration>
    <meta:editing-cycles>24</meta:editing-cycles>
    <meta:generator>LibreOffice/7.1.5.2$Linux_X86_64 LibreOffice_project/10$Build-2</meta:generator>
    <meta:document-statistic meta:table-count="1" meta:cell-count="437" meta:object-count="0"/>
  </office:meta>
</office:document-meta>
</file>